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9E1F3FB2510DDE4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32cm" style:rel-column-width="10922*"/>
    </style:style>
    <style:style style:name="Tabla1.F" style:family="table-column">
      <style:table-column-properties style:column-width="2.932cm" style:rel-column-width="1092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2.932cm" style:rel-column-width="10922*"/>
    </style:style>
    <style:style style:name="Tabla2.F" style:family="table-column">
      <style:table-column-properties style:column-width="2.932cm" style:rel-column-width="1092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1.649cm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2.932cm" style:rel-column-width="10922*"/>
    </style:style>
    <style:style style:name="Tabla3.F" style:family="table-column">
      <style:table-column-properties style:column-width="2.932cm" style:rel-column-width="1092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2.932cm" style:rel-column-width="10922*"/>
    </style:style>
    <style:style style:name="Tabla4.F" style:family="table-column">
      <style:table-column-properties style:column-width="2.932cm" style:rel-column-width="1092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2.932cm" style:rel-column-width="10922*"/>
    </style:style>
    <style:style style:name="Tabla5.F" style:family="table-column">
      <style:table-column-properties style:column-width="2.932cm" style:rel-column-width="1092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2.932cm" style:rel-column-width="10922*"/>
    </style:style>
    <style:style style:name="Tabla6.F" style:family="table-column">
      <style:table-column-properties style:column-width="2.932cm" style:rel-column-width="1092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2.932cm" style:rel-column-width="10922*"/>
    </style:style>
    <style:style style:name="Tabla7.F" style:family="table-column">
      <style:table-column-properties style:column-width="2.932cm" style:rel-column-width="1092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2.932cm" style:rel-column-width="10922*"/>
    </style:style>
    <style:style style:name="Tabla8.F" style:family="table-column">
      <style:table-column-properties style:column-width="2.932cm" style:rel-column-width="1092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2.932cm" style:rel-column-width="10922*"/>
    </style:style>
    <style:style style:name="Tabla9.F" style:family="table-column">
      <style:table-column-properties style:column-width="2.932cm" style:rel-column-width="10925*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2.932cm" style:rel-column-width="10922*"/>
    </style:style>
    <style:style style:name="Tabla10.F" style:family="table-column">
      <style:table-column-properties style:column-width="2.932cm" style:rel-column-width="1092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2.932cm" style:rel-column-width="10922*"/>
    </style:style>
    <style:style style:name="Tabla11.F" style:family="table-column">
      <style:table-column-properties style:column-width="2.932cm" style:rel-column-width="10925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2.932cm" style:rel-column-width="10922*"/>
    </style:style>
    <style:style style:name="Tabla12.F" style:family="table-column">
      <style:table-column-properties style:column-width="2.932cm" style:rel-column-width="1092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2.932cm" style:rel-column-width="10922*"/>
    </style:style>
    <style:style style:name="Tabla13.F" style:family="table-column">
      <style:table-column-properties style:column-width="2.932cm" style:rel-column-width="10925*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2.932cm" style:rel-column-width="10922*"/>
    </style:style>
    <style:style style:name="Tabla14.F" style:family="table-column">
      <style:table-column-properties style:column-width="2.932cm" style:rel-column-width="10925*"/>
    </style:style>
    <style:style style:name="Tabla14.A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2.932cm" style:rel-column-width="10922*"/>
    </style:style>
    <style:style style:name="Tabla15.F" style:family="table-column">
      <style:table-column-properties style:column-width="2.932cm" style:rel-column-width="10925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2.932cm" style:rel-column-width="10922*"/>
    </style:style>
    <style:style style:name="Tabla16.F" style:family="table-column">
      <style:table-column-properties style:column-width="2.932cm" style:rel-column-width="10925*"/>
    </style:style>
    <style:style style:name="Tabla16.A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2.932cm" style:rel-column-width="10922*"/>
    </style:style>
    <style:style style:name="Tabla17.F" style:family="table-column">
      <style:table-column-properties style:column-width="2.932cm" style:rel-column-width="10925*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color="#158466" style:font-name="Liberation Sans" fo:font-size="18pt" fo:font-weight="bold" officeooo:rsid="00153d8d" officeooo:paragraph-rsid="00153d8d" style:font-size-asian="18pt" style:font-weight-asian="bold" style:font-size-complex="18pt" style:font-weight-complex="bold"/>
    </style:style>
    <style:style style:name="P2" style:family="paragraph" style:parent-style-name="Text_20_body">
      <style:text-properties officeooo:paragraph-rsid="00156f3b"/>
    </style:style>
    <style:style style:name="P3" style:family="paragraph" style:parent-style-name="Standard">
      <style:text-properties style:font-name="Liberation Sans" officeooo:paragraph-rsid="0008da85"/>
    </style:style>
    <style:style style:name="P4" style:family="paragraph" style:parent-style-name="Standard">
      <style:text-properties style:font-name="Liberation Sans" officeooo:paragraph-rsid="000aa2c1"/>
    </style:style>
    <style:style style:name="P5" style:family="paragraph" style:parent-style-name="Standard">
      <style:text-properties style:font-name="Liberation Sans" officeooo:paragraph-rsid="00156f3b"/>
    </style:style>
    <style:style style:name="P6" style:family="paragraph" style:parent-style-name="Standard">
      <style:text-properties officeooo:paragraph-rsid="000c4e16"/>
    </style:style>
    <style:style style:name="P7" style:family="paragraph" style:parent-style-name="Standard">
      <style:text-properties officeooo:paragraph-rsid="000ddd7f"/>
    </style:style>
    <style:style style:name="P8" style:family="paragraph" style:parent-style-name="Table_20_Contents">
      <style:paragraph-properties fo:text-align="center" style:justify-single-word="false"/>
      <style:text-properties officeooo:paragraph-rsid="000aa2c1"/>
    </style:style>
    <style:style style:name="P9" style:family="paragraph" style:parent-style-name="Table_20_Contents">
      <style:paragraph-properties fo:text-align="center" style:justify-single-word="false"/>
      <style:text-properties officeooo:paragraph-rsid="000c4e16"/>
    </style:style>
    <style:style style:name="P10" style:family="paragraph" style:parent-style-name="Table_20_Contents">
      <style:paragraph-properties fo:text-align="center" style:justify-single-word="false"/>
      <style:text-properties officeooo:paragraph-rsid="000ddd7f"/>
    </style:style>
    <style:style style:name="P11" style:family="paragraph" style:parent-style-name="Table_20_Contents">
      <style:text-properties style:font-name="Liberation Sans" officeooo:rsid="0008da85" officeooo:paragraph-rsid="0008da85"/>
    </style:style>
    <style:style style:name="P12" style:family="paragraph" style:parent-style-name="Table_20_Contents">
      <style:text-properties style:font-name="Liberation Sans" officeooo:rsid="0008da85" officeooo:paragraph-rsid="000c2449"/>
    </style:style>
    <style:style style:name="P13" style:family="paragraph" style:parent-style-name="Table_20_Contents">
      <style:text-properties style:font-name="Liberation Sans" officeooo:rsid="0008da85" officeooo:paragraph-rsid="000aa2c1"/>
    </style:style>
    <style:style style:name="P14" style:family="paragraph" style:parent-style-name="Table_20_Contents">
      <style:text-properties style:font-name="Liberation Sans" officeooo:rsid="0008da85" officeooo:paragraph-rsid="000c4e16"/>
    </style:style>
    <style:style style:name="P15" style:family="paragraph" style:parent-style-name="Table_20_Contents">
      <style:text-properties style:font-name="Liberation Sans" officeooo:rsid="0008da85" officeooo:paragraph-rsid="000ddd7f"/>
    </style:style>
    <style:style style:name="P16" style:family="paragraph" style:parent-style-name="Table_20_Contents">
      <style:text-properties style:font-name="Liberation Sans" officeooo:rsid="0008da85" officeooo:paragraph-rsid="00156f3b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0aa2c1" officeooo:paragraph-rsid="000aa2c1"/>
    </style:style>
    <style:style style:name="P18" style:family="paragraph" style:parent-style-name="Table_20_Contents">
      <style:text-properties style:font-name="Liberation Sans" officeooo:rsid="000aa2c1" officeooo:paragraph-rsid="000aa2c1"/>
    </style:style>
    <style:style style:name="P19" style:family="paragraph" style:parent-style-name="Table_20_Contents">
      <style:text-properties style:font-name="Liberation Sans" officeooo:rsid="000aa2c1" officeooo:paragraph-rsid="00156f3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0c2449" officeooo:paragraph-rsid="000c2449"/>
    </style:style>
    <style:style style:name="P21" style:family="paragraph" style:parent-style-name="Table_20_Contents">
      <style:text-properties style:font-name="Liberation Sans" officeooo:rsid="000c2449" officeooo:paragraph-rsid="000c2449"/>
    </style:style>
    <style:style style:name="P22" style:family="paragraph" style:parent-style-name="Table_20_Contents">
      <style:text-properties style:font-name="Liberation Sans" officeooo:rsid="0008da85" officeooo:paragraph-rsid="0008da85" fo:background-color="#ffff00"/>
    </style:style>
    <style:style style:name="P23" style:family="paragraph" style:parent-style-name="Table_20_Contents">
      <style:text-properties style:font-name="Liberation Sans" officeooo:rsid="0008da85" officeooo:paragraph-rsid="000c4e16" fo:background-color="#ffff00"/>
    </style:style>
    <style:style style:name="P24" style:family="paragraph" style:parent-style-name="Table_20_Contents">
      <style:text-properties style:font-name="Liberation Sans" officeooo:paragraph-rsid="0008da85" fo:background-color="#ffff00"/>
    </style:style>
    <style:style style:name="P25" style:family="paragraph" style:parent-style-name="Table_20_Contents">
      <style:text-properties style:font-name="Liberation Sans" officeooo:paragraph-rsid="000aa2c1" fo:background-color="#ffff00"/>
    </style:style>
    <style:style style:name="P26" style:family="paragraph" style:parent-style-name="Table_20_Contents">
      <style:text-properties style:font-name="Liberation Sans" officeooo:paragraph-rsid="000c4e16" fo:background-color="#ffff00"/>
    </style:style>
    <style:style style:name="P27" style:family="paragraph" style:parent-style-name="Table_20_Contents">
      <style:text-properties style:font-name="Liberation Sans" officeooo:paragraph-rsid="00156f3b" fo:background-color="#ffff00"/>
    </style:style>
    <style:style style:name="P28" style:family="paragraph" style:parent-style-name="Table_20_Contents">
      <style:text-properties style:font-name="Liberation Sans" officeooo:paragraph-rsid="000aa2c1"/>
    </style:style>
    <style:style style:name="P29" style:family="paragraph" style:parent-style-name="Table_20_Contents">
      <style:text-properties style:font-name="Liberation Sans" officeooo:rsid="0008da85" officeooo:paragraph-rsid="0008da85" fo:background-color="transparent"/>
    </style:style>
    <style:style style:name="P30" style:family="paragraph" style:parent-style-name="Table_20_Contents">
      <style:text-properties style:font-name="Liberation Sans" officeooo:rsid="0008da85" officeooo:paragraph-rsid="000ddd7f" fo:background-color="transparent"/>
    </style:style>
    <style:style style:name="P31" style:family="paragraph" style:parent-style-name="Table_20_Contents">
      <style:text-properties style:font-name="Liberation Sans" officeooo:rsid="0008da85" officeooo:paragraph-rsid="0010f607" fo:background-color="transparent"/>
    </style:style>
    <style:style style:name="P32" style:family="paragraph" style:parent-style-name="Table_20_Contents">
      <style:text-properties style:font-name="Liberation Sans" officeooo:rsid="0008da85" officeooo:paragraph-rsid="000aa2c1" fo:background-color="transparent"/>
    </style:style>
    <style:style style:name="P33" style:family="paragraph" style:parent-style-name="Table_20_Contents">
      <style:text-properties style:font-name="Liberation Sans" officeooo:rsid="0008da85" officeooo:paragraph-rsid="0012c427" fo:background-color="transparent"/>
    </style:style>
    <style:style style:name="P34" style:family="paragraph" style:parent-style-name="Table_20_Contents">
      <style:text-properties style:font-name="Liberation Sans" officeooo:rsid="0008da85" officeooo:paragraph-rsid="000c4e16" fo:background-color="transparent"/>
    </style:style>
    <style:style style:name="P35" style:family="paragraph" style:parent-style-name="Table_20_Contents">
      <style:text-properties style:font-name="Liberation Sans" officeooo:rsid="0008da85" officeooo:paragraph-rsid="00134d57" fo:background-color="transparent"/>
    </style:style>
    <style:style style:name="P36" style:family="paragraph" style:parent-style-name="Table_20_Contents">
      <style:text-properties style:font-name="Liberation Sans" officeooo:rsid="0008da85" officeooo:paragraph-rsid="00156f3b" fo:background-color="transparent"/>
    </style:style>
    <style:style style:name="P37" style:family="paragraph" style:parent-style-name="Table_20_Contents">
      <style:text-properties style:font-name="Liberation Sans" officeooo:paragraph-rsid="000ddd7f" fo:background-color="transparent"/>
    </style:style>
    <style:style style:name="P38" style:family="paragraph" style:parent-style-name="Table_20_Contents">
      <style:text-properties style:font-name="Liberation Sans" officeooo:paragraph-rsid="0008da85" fo:background-color="transparent"/>
    </style:style>
    <style:style style:name="P39" style:family="paragraph" style:parent-style-name="Table_20_Contents">
      <style:text-properties style:font-name="Liberation Sans" officeooo:paragraph-rsid="000aa2c1" fo:background-color="transparent"/>
    </style:style>
    <style:style style:name="P40" style:family="paragraph" style:parent-style-name="Table_20_Contents">
      <style:text-properties style:font-name="Liberation Sans" officeooo:paragraph-rsid="000c4e16" fo:background-color="transparent"/>
    </style:style>
    <style:style style:name="P41" style:family="paragraph" style:parent-style-name="Table_20_Contents">
      <style:text-properties style:font-name="Liberation Sans" officeooo:paragraph-rsid="00156f3b" fo:background-color="transparent"/>
    </style:style>
    <style:style style:name="P42" style:family="paragraph" style:parent-style-name="Table_20_Contents">
      <style:text-properties style:font-name="Liberation Sans" officeooo:rsid="000ef797" officeooo:paragraph-rsid="000ef797" fo:background-color="transparent"/>
    </style:style>
    <style:style style:name="P43" style:family="paragraph" style:parent-style-name="Table_20_Contents">
      <style:text-properties style:font-name="Liberation Sans" officeooo:rsid="0010f607" officeooo:paragraph-rsid="0010f607" fo:background-color="transparent"/>
    </style:style>
    <style:style style:name="P44" style:family="paragraph" style:parent-style-name="Table_20_Contents">
      <style:text-properties style:font-name="Liberation Sans" officeooo:rsid="0012c427" officeooo:paragraph-rsid="0012c427" fo:background-color="transparent"/>
    </style:style>
    <style:style style:name="P45" style:family="paragraph" style:parent-style-name="Table_20_Contents">
      <style:text-properties style:font-name="Liberation Sans" officeooo:rsid="00134d57" officeooo:paragraph-rsid="00134d57" fo:background-color="transparent"/>
    </style:style>
    <style:style style:name="P46" style:family="paragraph" style:parent-style-name="Table_20_Contents">
      <style:text-properties style:font-name="Liberation Sans" officeooo:rsid="00153d8d" officeooo:paragraph-rsid="00153d8d" fo:background-color="transparent"/>
    </style:style>
    <style:style style:name="P47" style:family="paragraph" style:parent-style-name="Table_20_Contents">
      <style:text-properties style:font-name="Liberation Sans" officeooo:rsid="00173060" officeooo:paragraph-rsid="00173060" fo:background-color="transparent"/>
    </style:style>
    <style:style style:name="P48" style:family="paragraph" style:parent-style-name="Table_20_Contents">
      <style:text-properties style:font-name="Liberation Sans" officeooo:rsid="0018ca43" officeooo:paragraph-rsid="0018ca43" fo:background-color="transparent"/>
    </style:style>
    <style:style style:name="P49" style:family="paragraph" style:parent-style-name="Table_20_Contents">
      <style:text-properties style:font-name="Liberation Sans" officeooo:rsid="00198fe0" officeooo:paragraph-rsid="00198fe0" fo:background-color="transparen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weight="bold" officeooo:rsid="0008da85" officeooo:paragraph-rsid="0008da85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weight="bold" officeooo:rsid="0008da85" officeooo:paragraph-rsid="000aa2c1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weight="bold" officeooo:rsid="0008da85" officeooo:paragraph-rsid="000c4e16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weight="bold" officeooo:rsid="0008da85" officeooo:paragraph-rsid="000ddd7f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" fo:font-weight="bold" officeooo:rsid="0008da85" officeooo:paragraph-rsid="00156f3b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" fo:font-weight="bold" officeooo:paragraph-rsid="000aa2c1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weight="bold" officeooo:rsid="0008da85" officeooo:paragraph-rsid="000ddd7f" fo:background-color="transparent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" fo:font-weight="bold" officeooo:rsid="0008da85" officeooo:paragraph-rsid="0008da85" fo:background-color="transparent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weight="bold" officeooo:rsid="0008da85" officeooo:paragraph-rsid="000aa2c1" fo:background-color="transparent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" fo:font-weight="bold" officeooo:rsid="0008da85" officeooo:paragraph-rsid="000c4e16" fo:background-color="transparent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weight="bold" officeooo:rsid="0008da85" officeooo:paragraph-rsid="00156f3b" fo:background-color="transparent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" fo:font-weight="bold" officeooo:rsid="00134d57" officeooo:paragraph-rsid="00134d57" fo:background-color="transparent" style:font-weight-asian="bold" style:font-weight-complex="bold"/>
    </style:style>
    <style:style style:name="P62" style:family="paragraph" style:parent-style-name="Table_20_Contents">
      <style:text-properties style:font-name="Liberation Sans" officeooo:rsid="000c4e16" officeooo:paragraph-rsid="000c4e16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" officeooo:rsid="000c4e16" officeooo:paragraph-rsid="000c4e16"/>
    </style:style>
    <style:style style:name="P64" style:family="paragraph" style:parent-style-name="Table_20_Contents">
      <style:text-properties style:font-name="Liberation Sans" officeooo:rsid="000ddd7f" officeooo:paragraph-rsid="000ddd7f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" officeooo:rsid="000ddd7f" officeooo:paragraph-rsid="000ddd7f"/>
    </style:style>
    <style:style style:name="P66" style:family="paragraph" style:parent-style-name="Table_20_Contents">
      <style:text-properties style:font-name="Liberation Sans" officeooo:rsid="000ef797" officeooo:paragraph-rsid="000ef797"/>
    </style:style>
    <style:style style:name="P67" style:family="paragraph" style:parent-style-name="Table_20_Contents">
      <style:text-properties style:font-name="Liberation Sans" officeooo:rsid="0010f607" officeooo:paragraph-rsid="0010f607"/>
    </style:style>
    <style:style style:name="P68" style:family="paragraph" style:parent-style-name="Table_20_Contents">
      <style:text-properties style:font-name="Liberation Sans" officeooo:rsid="0012c427" officeooo:paragraph-rsid="0012c427"/>
    </style:style>
    <style:style style:name="P69" style:family="paragraph" style:parent-style-name="Table_20_Contents">
      <style:text-properties style:font-name="Liberation Sans" officeooo:rsid="00134d57" officeooo:paragraph-rsid="00134d57"/>
    </style:style>
    <style:style style:name="P70" style:family="paragraph" style:parent-style-name="Table_20_Contents">
      <style:text-properties style:font-name="Liberation Sans" fo:font-size="11pt" officeooo:rsid="000c2449" officeooo:paragraph-rsid="000c2449" style:font-size-asian="11pt" style:font-size-complex="11pt"/>
    </style:style>
    <style:style style:name="P71" style:family="paragraph" style:parent-style-name="Table_20_Contents">
      <style:text-properties style:font-name="Liberation Sans" fo:font-size="10pt" officeooo:rsid="00153d8d" officeooo:paragraph-rsid="00153d8d" fo:background-color="transparent" style:font-size-asian="10pt" style:font-size-complex="10pt"/>
    </style:style>
    <style:style style:name="P72" style:family="paragraph" style:parent-style-name="Table_20_Contents">
      <style:text-properties style:font-name="Liberation Sans" officeooo:rsid="001d4b7e" officeooo:paragraph-rsid="001d4b7e"/>
    </style:style>
    <style:style style:name="P73" style:family="paragraph" style:parent-style-name="Table_20_Contents">
      <style:text-properties officeooo:paragraph-rsid="000aa2c1"/>
    </style:style>
    <style:style style:name="P74" style:family="paragraph" style:parent-style-name="Table_20_Contents">
      <style:text-properties officeooo:paragraph-rsid="000c4e16" fo:background-color="transparent"/>
    </style:style>
    <style:style style:name="P75" style:family="paragraph" style:parent-style-name="Table_20_Contents">
      <style:text-properties officeooo:paragraph-rsid="000aa2c1" fo:background-color="transparent"/>
    </style:style>
    <style:style style:name="P76" style:family="paragraph" style:parent-style-name="Table_20_Contents">
      <style:text-properties officeooo:paragraph-rsid="00156f3b" fo:background-color="transparent"/>
    </style:style>
    <style:style style:name="P77" style:family="paragraph" style:parent-style-name="Table_20_Contents">
      <style:text-properties officeooo:paragraph-rsid="000ef797" fo:background-color="transparent"/>
    </style:style>
    <style:style style:name="P78" style:family="paragraph" style:parent-style-name="Table_20_Contents">
      <style:text-properties officeooo:paragraph-rsid="0010f607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color="#1c1c1c" style:font-name="Liberation Sans" officeooo:rsid="0008da85" officeooo:paragraph-rsid="00156f3b"/>
    </style:style>
    <style:style style:name="P80" style:family="paragraph" style:parent-style-name="Table_20_Contents">
      <style:text-properties officeooo:paragraph-rsid="000ddd7f"/>
    </style:style>
    <style:style style:name="P81" style:family="paragraph" style:parent-style-name="Table_20_Contents">
      <style:text-properties fo:font-size="10pt" officeooo:paragraph-rsid="0008da85" fo:background-color="transparent" style:font-size-asian="10pt" style:font-size-complex="10pt"/>
    </style:style>
    <style:style style:name="P82" style:family="paragraph" style:parent-style-name="Table_20_Contents">
      <style:text-properties style:font-name="Liberation Sans" officeooo:rsid="000aa2c1" officeooo:paragraph-rsid="00156f3b"/>
    </style:style>
    <style:style style:name="P83" style:family="paragraph" style:parent-style-name="Table_20_Contents">
      <style:text-properties style:font-name="Liberation Sans" officeooo:rsid="00156f3b" officeooo:paragraph-rsid="00156f3b" fo:background-color="transparent"/>
    </style:style>
    <style:style style:name="P84" style:family="paragraph" style:parent-style-name="Table_20_Contents">
      <style:text-properties style:font-name="Liberation Sans" officeooo:rsid="00173060" officeooo:paragraph-rsid="00173060" fo:background-color="transparent"/>
    </style:style>
    <style:style style:name="P85" style:family="paragraph" style:parent-style-name="Table_20_Contents">
      <style:text-properties style:font-name="Liberation Sans" officeooo:rsid="000c4e16" officeooo:paragraph-rsid="000c4e16"/>
    </style:style>
    <style:style style:name="P86" style:family="paragraph" style:parent-style-name="Table_20_Contents">
      <style:text-properties style:font-name="Liberation Sans" officeooo:rsid="001e5258" officeooo:paragraph-rsid="001e5258"/>
    </style:style>
    <style:style style:name="T1" style:family="text">
      <style:text-properties fo:color="#2a6099"/>
    </style:style>
    <style:style style:name="T2" style:family="text">
      <style:text-properties officeooo:rsid="0008da85"/>
    </style:style>
    <style:style style:name="T3" style:family="text">
      <style:text-properties officeooo:rsid="000aa2c1"/>
    </style:style>
    <style:style style:name="T4" style:family="text">
      <style:text-properties officeooo:rsid="000c2449"/>
    </style:style>
    <style:style style:name="T5" style:family="text">
      <style:text-properties officeooo:rsid="000c4e16"/>
    </style:style>
    <style:style style:name="T6" style:family="text">
      <style:text-properties style:font-name="Liberation Sans"/>
    </style:style>
    <style:style style:name="T7" style:family="text">
      <style:text-properties style:font-name="Liberation Sans" fo:font-weight="bold" officeooo:rsid="000c4e16" style:font-weight-asian="bold" style:font-weight-complex="bold"/>
    </style:style>
    <style:style style:name="T8" style:family="text">
      <style:text-properties style:font-name="Liberation Sans" officeooo:rsid="000c4e16"/>
    </style:style>
    <style:style style:name="T9" style:family="text">
      <style:text-properties style:font-name="Liberation Sans" officeooo:rsid="0008da85"/>
    </style:style>
    <style:style style:name="T10" style:family="text">
      <style:text-properties style:font-name="Liberation Sans" fo:font-style="italic" fo:font-weight="bold" officeooo:rsid="000ef797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style:font-name="Liberation Sans" fo:background-color="transparent" loext:char-shading-value="0"/>
    </style:style>
    <style:style style:name="T12" style:family="text">
      <style:text-properties style:font-name="Liberation Sans" officeooo:rsid="000ef797" fo:background-color="transparent" loext:char-shading-value="0"/>
    </style:style>
    <style:style style:name="T13" style:family="text">
      <style:text-properties style:font-name="Liberation Sans" officeooo:rsid="0010f607"/>
    </style:style>
    <style:style style:name="T14" style:family="text">
      <style:text-properties style:font-name="Liberation Sans" officeooo:rsid="00134d57"/>
    </style:style>
    <style:style style:name="T15" style:family="text">
      <style:text-properties style:font-name="Liberation Sans" officeooo:rsid="00153d8d"/>
    </style:style>
    <style:style style:name="T16" style:family="text">
      <style:text-properties style:font-name="Liberation Sans" officeooo:rsid="00156f3b"/>
    </style:style>
    <style:style style:name="T17" style:family="text">
      <style:text-properties style:font-name="Liberation Sans" officeooo:rsid="00173060"/>
    </style:style>
    <style:style style:name="T18" style:family="text">
      <style:text-properties style:font-name="Liberation Sans" officeooo:rsid="0018ca43"/>
    </style:style>
    <style:style style:name="T19" style:family="text">
      <style:text-properties style:font-name="Liberation Sans" officeooo:rsid="00198fe0"/>
    </style:style>
    <style:style style:name="T20" style:family="text">
      <style:text-properties officeooo:rsid="000ddd7f"/>
    </style:style>
    <style:style style:name="T21" style:family="text">
      <style:text-properties officeooo:rsid="000ef797"/>
    </style:style>
    <style:style style:name="T22" style:family="text">
      <style:text-properties officeooo:rsid="0012c427"/>
    </style:style>
    <style:style style:name="T23" style:family="text">
      <style:text-properties officeooo:rsid="00134d57"/>
    </style:style>
    <style:style style:name="T24" style:family="text">
      <style:text-properties officeooo:rsid="00156f3b"/>
    </style:style>
    <style:style style:name="T25" style:family="text">
      <style:text-properties style:text-underline-style="none"/>
    </style:style>
    <style:style style:name="T26" style:family="text">
      <style:text-properties officeooo:rsid="001c21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a1" table:style-name="Tabla1">
        <table:table-column table:style-name="Tabla1.A" table:number-columns-repeated="5"/>
        <table:table-column table:style-name="Tabla1.F"/>
        <table:table-row table:style-name="TableLine93927589110336">
          <table:table-cell table:style-name="Tabla1.A1" table:number-columns-spanned="6" office:value-type="string">
            <text:p text:style-name="P79">Administrador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186992">
          <table:table-cell table:style-name="Tabla1.A2" office:value-type="string">
            <text:p text:style-name="P54">Campo.</text:p>
          </table:table-cell>
          <table:table-cell table:style-name="Tabla1.A2" office:value-type="string">
            <text:p text:style-name="P54">Tipo De Dato (Tamaño).</text:p>
          </table:table-cell>
          <table:table-cell table:style-name="Tabla1.A2" office:value-type="string">
            <text:p text:style-name="P54">Not Null.</text:p>
          </table:table-cell>
          <table:table-cell table:style-name="Tabla1.A2" office:value-type="string">
            <text:p text:style-name="P60">Clave.</text:p>
          </table:table-cell>
          <table:table-cell table:style-name="Tabla1.A2" office:value-type="string">
            <text:p text:style-name="P60">Tabla Relación.</text:p>
          </table:table-cell>
          <table:table-cell table:style-name="Tabla1.F2" office:value-type="string">
            <text:p text:style-name="P60">Descripción.</text:p>
          </table:table-cell>
        </table:table-row>
        <table:table-row table:style-name="TableLine93927589188672">
          <table:table-cell table:style-name="Tabla1.A2" office:value-type="string">
            <text:p text:style-name="P16">rif</text:p>
          </table:table-cell>
          <table:table-cell table:style-name="Tabla1.A2" office:value-type="string">
            <text:p text:style-name="P16">Int(15)</text:p>
          </table:table-cell>
          <table:table-cell table:style-name="Tabla1.A2" office:value-type="string">
            <text:p text:style-name="P19">x</text:p>
          </table:table-cell>
          <table:table-cell table:style-name="Tabla1.A2" office:value-type="string">
            <text:p text:style-name="P41">Primaria</text:p>
          </table:table-cell>
          <table:table-cell table:style-name="Tabla1.A2" office:value-type="string">
            <text:p text:style-name="P41"/>
          </table:table-cell>
          <table:table-cell table:style-name="Tabla1.F2" office:value-type="string">
            <text:p text:style-name="P76"><text:span text:style-name="T6">Identifica a </text:span><text:span text:style-name="T13">la administradora con un rif único.</text:span></text:p>
          </table:table-cell>
        </table:table-row>
        <table:table-row table:style-name="TableLine93927589189808">
          <table:table-cell table:style-name="Tabla1.A2" office:value-type="string">
            <text:p text:style-name="P19">nombre</text:p>
          </table:table-cell>
          <table:table-cell table:style-name="Tabla1.A2" office:value-type="string">
            <text:p text:style-name="P16">varchar(30)</text:p>
          </table:table-cell>
          <table:table-cell table:style-name="Tabla1.A2" office:value-type="string">
            <text:p text:style-name="P19">x</text:p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41"/>
          </table:table-cell>
          <table:table-cell table:style-name="Tabla1.F2" office:value-type="string">
            <text:p text:style-name="P41"/>
          </table:table-cell>
        </table:table-row>
        <table:table-row table:style-name="TableLine93927589191184">
          <table:table-cell table:style-name="Tabla1.A2" office:value-type="string">
            <text:p text:style-name="P19">mision</text:p>
          </table:table-cell>
          <table:table-cell table:style-name="Tabla1.A2" office:value-type="string">
            <text:p text:style-name="P16">varchar(<text:span text:style-name="T3">25</text:span>0)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27"/>
          </table:table-cell>
          <table:table-cell table:style-name="Tabla1.F2" office:value-type="string">
            <text:p text:style-name="P27"/>
          </table:table-cell>
        </table:table-row>
        <table:table-row table:style-name="TableLine93927589192592">
          <table:table-cell table:style-name="Tabla1.A2" office:value-type="string">
            <text:p text:style-name="P19">vision </text:p>
          </table:table-cell>
          <table:table-cell table:style-name="Tabla1.A2" office:value-type="string">
            <text:p text:style-name="P16">varchar(<text:span text:style-name="T3">250</text:span>)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27"/>
          </table:table-cell>
          <table:table-cell table:style-name="Tabla1.F2" office:value-type="string">
            <text:p text:style-name="P27"/>
          </table:table-cell>
        </table:table-row>
        <table:table-row table:style-name="TableLine93927589193872">
          <table:table-cell table:style-name="Tabla1.A2" office:value-type="string">
            <text:p text:style-name="P19">capital</text:p>
          </table:table-cell>
          <table:table-cell table:style-name="Tabla1.A2" office:value-type="string">
            <text:p text:style-name="P19">float</text:p>
          </table:table-cell>
          <table:table-cell table:style-name="Tabla1.A2" office:value-type="string">
            <text:p text:style-name="P19">x</text:p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27"/>
          </table:table-cell>
          <table:table-cell table:style-name="Tabla1.F2" office:value-type="string">
            <text:p text:style-name="P27"/>
          </table:table-cell>
        </table:table-row>
        <table:table-row table:style-name="TableLine93927589195200">
          <table:table-cell table:style-name="Tabla1.A2" office:value-type="string">
            <text:p text:style-name="P19">añofundacion</text:p>
          </table:table-cell>
          <table:table-cell table:style-name="Tabla1.A2" office:value-type="string">
            <text:p text:style-name="P19">date</text:p>
          </table:table-cell>
          <table:table-cell table:style-name="Tabla1.A2" office:value-type="string">
            <text:p text:style-name="P19">x</text:p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27"/>
          </table:table-cell>
          <table:table-cell table:style-name="Tabla1.F2" office:value-type="string">
            <text:p text:style-name="P27"/>
          </table:table-cell>
        </table:table-row>
        <table:table-row table:style-name="TableLine93927589196528">
          <table:table-cell table:style-name="Tabla1.A2" office:value-type="string">
            <text:p text:style-name="P19">fax</text:p>
          </table:table-cell>
          <table:table-cell table:style-name="Tabla1.A2" office:value-type="string">
            <text:p text:style-name="P19">int(12)</text:p>
          </table:table-cell>
          <table:table-cell table:style-name="Tabla1.A2" office:value-type="string">
            <text:p text:style-name="P19">x</text:p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27"/>
          </table:table-cell>
          <table:table-cell table:style-name="Tabla1.F2" office:value-type="string">
            <text:p text:style-name="P27"/>
          </table:table-cell>
        </table:table-row>
        <table:table-row table:style-name="TableLine93927589197776">
          <table:table-cell table:style-name="Tabla1.A2" office:value-type="string">
            <text:p text:style-name="P19">correo</text:p>
          </table:table-cell>
          <table:table-cell table:style-name="Tabla1.A2" office:value-type="string">
            <text:p text:style-name="P16">varchar(30)</text:p>
          </table:table-cell>
          <table:table-cell table:style-name="Tabla1.A2" office:value-type="string">
            <text:p text:style-name="P19">x</text:p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27"/>
          </table:table-cell>
          <table:table-cell table:style-name="Tabla1.F2" office:value-type="string">
            <text:p text:style-name="P27"/>
          </table:table-cell>
        </table:table-row>
        <table:table-row table:style-name="TableLine93927589199104">
          <table:table-cell table:style-name="Tabla1.A2" office:value-type="string">
            <text:p text:style-name="P19">direccion</text:p>
          </table:table-cell>
          <table:table-cell table:style-name="Tabla1.A2" office:value-type="string">
            <text:p text:style-name="P19">varchar(30)</text:p>
          </table:table-cell>
          <table:table-cell table:style-name="Tabla1.A2" office:value-type="string">
            <text:p text:style-name="P19">x</text:p>
          </table:table-cell>
          <table:table-cell table:style-name="Tabla1.A2" office:value-type="string">
            <text:p text:style-name="P36"/>
          </table:table-cell>
          <table:table-cell table:style-name="Tabla1.A2" office:value-type="string">
            <text:p text:style-name="P27"/>
          </table:table-cell>
          <table:table-cell table:style-name="Tabla1.F2" office:value-type="string">
            <text:p text:style-name="P27"/>
          </table:table-cell>
        </table:table-row>
      </table:table>
      <text:p text:style-name="P5"/>
      <table:table table:name="Tabla2" table:style-name="Tabla2">
        <table:table-column table:style-name="Tabla2.A" table:number-columns-repeated="5"/>
        <table:table-column table:style-name="Tabla2.F"/>
        <table:table-row table:style-name="TableLine93927589200704">
          <table:table-cell table:style-name="Tabla2.A1" table:number-columns-spanned="6" office:value-type="string">
            <text:p text:style-name="P17">Emple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253808">
          <table:table-cell table:style-name="Tabla2.A2" office:value-type="string">
            <text:p text:style-name="P50">Campo.</text:p>
          </table:table-cell>
          <table:table-cell table:style-name="Tabla2.A2" office:value-type="string">
            <text:p text:style-name="P50">Tipo De Dato (Tamaño).</text:p>
          </table:table-cell>
          <table:table-cell table:style-name="Tabla2.A2" office:value-type="string">
            <text:p text:style-name="P50">Not Null.</text:p>
          </table:table-cell>
          <table:table-cell table:style-name="Tabla2.A2" office:value-type="string">
            <text:p text:style-name="P57">Clave.</text:p>
          </table:table-cell>
          <table:table-cell table:style-name="Tabla2.A2" office:value-type="string">
            <text:p text:style-name="P57">Tabla Relación.</text:p>
          </table:table-cell>
          <table:table-cell table:style-name="Tabla2.F2" office:value-type="string">
            <text:p text:style-name="P57">Descripción.</text:p>
          </table:table-cell>
        </table:table-row>
        <table:table-row table:style-name="Tabla2.3">
          <table:table-cell table:style-name="Tabla2.A2" office:value-type="string">
            <text:p text:style-name="P18">ci</text:p>
          </table:table-cell>
          <table:table-cell table:style-name="Tabla2.A2" office:value-type="string">
            <text:p text:style-name="P11">Int(1<text:span text:style-name="T3">2</text:span>)</text:p>
          </table:table-cell>
          <table:table-cell table:style-name="Tabla2.A2" office:value-type="string">
            <text:p text:style-name="P11">x</text:p>
          </table:table-cell>
          <table:table-cell table:style-name="Tabla2.A2" office:value-type="string">
            <text:p text:style-name="P38">Primaria</text:p>
          </table:table-cell>
          <table:table-cell table:style-name="Tabla2.A2" office:value-type="string">
            <text:p text:style-name="P38"/>
          </table:table-cell>
          <table:table-cell table:style-name="Tabla2.F2" office:value-type="string">
            <text:p text:style-name="P81"><text:span text:style-name="T6">Identifica </text:span><text:span text:style-name="T15">el empleado con su número de cédula.</text:span></text:p>
          </table:table-cell>
        </table:table-row>
        <table:table-row table:style-name="TableLine93927589256704">
          <table:table-cell table:style-name="Tabla2.A2" office:value-type="string">
            <text:p text:style-name="P21">prnom</text:p>
          </table:table-cell>
          <table:table-cell table:style-name="Tabla2.A2" office:value-type="string">
            <text:p text:style-name="P11">varchar(30)</text:p>
          </table:table-cell>
          <table:table-cell table:style-name="Tabla2.A2" office:value-type="string">
            <text:p text:style-name="P18">x</text:p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38"/>
          </table:table-cell>
          <table:table-cell table:style-name="Tabla2.F2" office:value-type="string">
            <text:p text:style-name="P38"/>
          </table:table-cell>
        </table:table-row>
        <table:table-row table:style-name="TableLine93927589258080">
          <table:table-cell table:style-name="Tabla2.A2" office:value-type="string">
            <text:p text:style-name="P21">sgnom</text:p>
          </table:table-cell>
          <table:table-cell table:style-name="Tabla2.A2" office:value-type="string">
            <text:p text:style-name="P12">varchar(30)</text:p>
          </table:table-cell>
          <table:table-cell table:style-name="Tabla2.A2" office:value-type="string">
            <text:p text:style-name="P21">x</text:p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38"/>
          </table:table-cell>
          <table:table-cell table:style-name="Tabla2.F2" office:value-type="string">
            <text:p text:style-name="P38"/>
          </table:table-cell>
        </table:table-row>
        <table:table-row table:style-name="TableLine93927589259488">
          <table:table-cell table:style-name="Tabla2.A2" office:value-type="string">
            <text:p text:style-name="P21">prapell</text:p>
          </table:table-cell>
          <table:table-cell table:style-name="Tabla2.A2" office:value-type="string">
            <text:p text:style-name="P12">varchar(30)</text:p>
          </table:table-cell>
          <table:table-cell table:style-name="Tabla2.A2" office:value-type="string">
            <text:p text:style-name="P21">x</text:p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4"/>
          </table:table-cell>
          <table:table-cell table:style-name="Tabla2.F2" office:value-type="string">
            <text:p text:style-name="P38"/>
          </table:table-cell>
        </table:table-row>
        <table:table-row table:style-name="TableLine93927589260768">
          <table:table-cell table:style-name="Tabla2.A2" office:value-type="string">
            <text:p text:style-name="P21">sgapell</text:p>
          </table:table-cell>
          <table:table-cell table:style-name="Tabla2.A2" office:value-type="string">
            <text:p text:style-name="P12">varchar(30)</text:p>
          </table:table-cell>
          <table:table-cell table:style-name="Tabla2.A2" office:value-type="string">
            <text:p text:style-name="P21">x</text:p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4"/>
          </table:table-cell>
          <table:table-cell table:style-name="Tabla2.F2" office:value-type="string">
            <text:p text:style-name="P38"/>
          </table:table-cell>
        </table:table-row>
        <table:table-row table:style-name="TableLine93927589262096">
          <table:table-cell table:style-name="Tabla2.A2" office:value-type="string">
            <text:p text:style-name="P21">genero</text:p>
          </table:table-cell>
          <table:table-cell table:style-name="Tabla2.A2" office:value-type="string">
            <text:p text:style-name="P21">char</text:p>
          </table:table-cell>
          <table:table-cell table:style-name="Tabla2.A2" office:value-type="string">
            <text:p text:style-name="P21">x</text:p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4"/>
          </table:table-cell>
          <table:table-cell table:style-name="Tabla2.F2" office:value-type="string">
            <text:p text:style-name="P38"/>
          </table:table-cell>
        </table:table-row>
        <table:table-row table:style-name="TableLine93927589263424">
          <table:table-cell table:style-name="Tabla2.A2" office:value-type="string">
            <text:p text:style-name="P70">fechnacimiento</text:p>
          </table:table-cell>
          <table:table-cell table:style-name="Tabla2.A2" office:value-type="string">
            <text:p text:style-name="P21">date</text:p>
          </table:table-cell>
          <table:table-cell table:style-name="Tabla2.A2" office:value-type="string">
            <text:p text:style-name="P21">x</text:p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4"/>
          </table:table-cell>
          <table:table-cell table:style-name="Tabla2.F2" office:value-type="string">
            <text:p text:style-name="P38"/>
          </table:table-cell>
        </table:table-row>
        <table:table-row table:style-name="TableLine93927589264672">
          <table:table-cell table:style-name="Tabla2.A2" office:value-type="string">
            <text:p text:style-name="P21">telefono</text:p>
          </table:table-cell>
          <table:table-cell table:style-name="Tabla2.A2" office:value-type="string">
            <text:p text:style-name="P86">long</text:p>
          </table:table-cell>
          <table:table-cell table:style-name="Tabla2.A2" office:value-type="string">
            <text:p text:style-name="P21">x</text:p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4"/>
          </table:table-cell>
          <table:table-cell table:style-name="Tabla2.F2" office:value-type="string">
            <text:p text:style-name="P38"/>
          </table:table-cell>
        </table:table-row>
        <table:table-row table:style-name="TableLine93927589266000">
          <table:table-cell table:style-name="Tabla2.A2" office:value-type="string">
            <text:p text:style-name="P21">direccion</text:p>
          </table:table-cell>
          <table:table-cell table:style-name="Tabla2.A2" office:value-type="string">
            <text:p text:style-name="P21">varchar(30)</text:p>
          </table:table-cell>
          <table:table-cell table:style-name="Tabla2.A2" office:value-type="string">
            <text:p text:style-name="P21">x</text:p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4"/>
          </table:table-cell>
          <table:table-cell table:style-name="Tabla2.F2" office:value-type="string">
            <text:p text:style-name="P38"/>
          </table:table-cell>
        </table:table-row>
        <table:table-row table:style-name="TableLine93927589267328">
          <table:table-cell table:style-name="Tabla2.A2" office:value-type="string">
            <text:p text:style-name="P21">estadocivil</text:p>
          </table:table-cell>
          <table:table-cell table:style-name="Tabla2.A2" office:value-type="string">
            <text:p text:style-name="P21">char</text:p>
          </table:table-cell>
          <table:table-cell table:style-name="Tabla2.A2" office:value-type="string">
            <text:p text:style-name="P21">x</text:p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4"/>
          </table:table-cell>
          <table:table-cell table:style-name="Tabla2.F2" office:value-type="string">
            <text:p text:style-name="P38"/>
          </table:table-cell>
        </table:table-row>
        <table:table-row table:style-name="TableLine93927589268656">
          <table:table-cell table:style-name="Tabla2.A2" office:value-type="string">
            <text:p text:style-name="P21">sueldo</text:p>
          </table:table-cell>
          <table:table-cell table:style-name="Tabla2.A2" office:value-type="string">
            <text:p text:style-name="P21">float</text:p>
          </table:table-cell>
          <table:table-cell table:style-name="Tabla2.A2" office:value-type="string">
            <text:p text:style-name="P21">x</text:p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4"/>
          </table:table-cell>
          <table:table-cell table:style-name="Tabla2.F2" office:value-type="string">
            <text:p text:style-name="P38"/>
          </table:table-cell>
        </table:table-row>
        <table:table-row table:style-name="TableLine93927589269984">
          <table:table-cell table:style-name="Tabla2.A2" office:value-type="string">
            <text:p text:style-name="P67">rif</text:p>
          </table:table-cell>
          <table:table-cell table:style-name="Tabla2.A2" office:value-type="string">
            <text:p text:style-name="P67">int(15)</text:p>
          </table:table-cell>
          <table:table-cell table:style-name="Tabla2.A2" office:value-type="string">
            <text:p text:style-name="P67">x</text:p>
          </table:table-cell>
          <table:table-cell table:style-name="Tabla2.A2" office:value-type="string">
            <text:p text:style-name="P31">Foranéa</text:p>
          </table:table-cell>
          <table:table-cell table:style-name="Tabla2.A2" office:value-type="string">
            <text:p text:style-name="P43">adminsitradora</text:p>
          </table:table-cell>
          <table:table-cell table:style-name="Tabla2.F2" office:value-type="string">
            <text:p text:style-name="P71">Identificar el rif de administración</text:p>
          </table:table-cell>
        </table:table-row>
      </table:table>
      <text:p text:style-name="P3"><text:soft-page-break/></text:p>
      <text:p text:style-name="P4"/>
      <table:table table:name="Tabla3" table:style-name="Tabla3">
        <table:table-column table:style-name="Tabla3.A" table:number-columns-repeated="5"/>
        <table:table-column table:style-name="Tabla3.F"/>
        <table:table-row table:style-name="TableLine93927589273040">
          <table:table-cell table:style-name="Tabla3.A1" table:number-columns-spanned="6" office:value-type="string">
            <text:p text:style-name="P20">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291056">
          <table:table-cell table:style-name="Tabla3.A2" office:value-type="string">
            <text:p text:style-name="P55">Campo.</text:p>
          </table:table-cell>
          <table:table-cell table:style-name="Tabla3.A2" office:value-type="string">
            <text:p text:style-name="P51">Tipo De Dato (Tamaño).</text:p>
          </table:table-cell>
          <table:table-cell table:style-name="Tabla3.A2" office:value-type="string">
            <text:p text:style-name="P51">Not Null.</text:p>
          </table:table-cell>
          <table:table-cell table:style-name="Tabla3.A2" office:value-type="string">
            <text:p text:style-name="P58">Clave.</text:p>
          </table:table-cell>
          <table:table-cell table:style-name="Tabla3.A2" office:value-type="string">
            <text:p text:style-name="P58">Tabla Relación.</text:p>
          </table:table-cell>
          <table:table-cell table:style-name="Tabla3.F2" office:value-type="string">
            <text:p text:style-name="P58">Descripción.</text:p>
          </table:table-cell>
        </table:table-row>
        <table:table-row table:style-name="TableLine93927589292736">
          <table:table-cell table:style-name="Tabla3.A2" office:value-type="string">
            <text:p text:style-name="P21">idusuarui</text:p>
          </table:table-cell>
          <table:table-cell table:style-name="Tabla3.A2" office:value-type="string">
            <text:p text:style-name="P13">Int(10)</text:p>
          </table:table-cell>
          <table:table-cell table:style-name="Tabla3.A2" office:value-type="string">
            <text:p text:style-name="P13">x</text:p>
          </table:table-cell>
          <table:table-cell table:style-name="Tabla3.A2" office:value-type="string">
            <text:p text:style-name="P39">Primaria</text:p>
          </table:table-cell>
          <table:table-cell table:style-name="Tabla3.A2" office:value-type="string">
            <text:p text:style-name="P39"/>
          </table:table-cell>
          <table:table-cell table:style-name="Tabla3.F2" office:value-type="string">
            <text:p text:style-name="P75"><text:span text:style-name="T6">Identifica </text:span><text:span text:style-name="T15">el empleado con acceso al sistema</text:span></text:p>
          </table:table-cell>
        </table:table-row>
        <table:table-row table:style-name="TableLine93927589293872">
          <table:table-cell table:style-name="Tabla3.A2" office:value-type="string">
            <text:p text:style-name="P21">claveacceso</text:p>
          </table:table-cell>
          <table:table-cell table:style-name="Tabla3.A2" office:value-type="string">
            <text:p text:style-name="P13">varchar(<text:span text:style-name="T4">6</text:span>0)</text:p>
          </table:table-cell>
          <table:table-cell table:style-name="Tabla3.A2" office:value-type="string">
            <text:p text:style-name="P21">x</text:p>
          </table:table-cell>
          <table:table-cell table:style-name="Tabla3.A2" office:value-type="string">
            <text:p text:style-name="P32"/>
          </table:table-cell>
          <table:table-cell table:style-name="Tabla3.A2" office:value-type="string">
            <text:p text:style-name="P39"/>
          </table:table-cell>
          <table:table-cell table:style-name="Tabla3.F2" office:value-type="string">
            <text:p text:style-name="P39"/>
          </table:table-cell>
        </table:table-row>
        <table:table-row table:style-name="TableLine93927589295008">
          <table:table-cell table:style-name="Tabla3.A2" office:value-type="string">
            <text:p text:style-name="P21">tipousuario</text:p>
          </table:table-cell>
          <table:table-cell table:style-name="Tabla3.A2" office:value-type="string">
            <text:p text:style-name="P21">char</text:p>
          </table:table-cell>
          <table:table-cell table:style-name="Tabla3.A2" office:value-type="string">
            <text:p text:style-name="P21">x</text:p>
          </table:table-cell>
          <table:table-cell table:style-name="Tabla3.A2" office:value-type="string">
            <text:p text:style-name="P32"/>
          </table:table-cell>
          <table:table-cell table:style-name="Tabla3.A2" office:value-type="string">
            <text:p text:style-name="P39"/>
          </table:table-cell>
          <table:table-cell table:style-name="Tabla3.F2" office:value-type="string">
            <text:p text:style-name="P39"/>
          </table:table-cell>
        </table:table-row>
        <table:table-row table:style-name="TableLine93927589296096">
          <table:table-cell table:style-name="Tabla3.A2" office:value-type="string">
            <text:p text:style-name="P67">ci</text:p>
          </table:table-cell>
          <table:table-cell table:style-name="Tabla3.A2" office:value-type="string">
            <text:p text:style-name="P67">varchar(12)</text:p>
          </table:table-cell>
          <table:table-cell table:style-name="Tabla3.A2" office:value-type="string">
            <text:p text:style-name="P67">x</text:p>
          </table:table-cell>
          <table:table-cell table:style-name="Tabla3.A2" office:value-type="string">
            <text:p text:style-name="P31">Foránea</text:p>
          </table:table-cell>
          <table:table-cell table:style-name="Tabla3.A2" office:value-type="string">
            <text:p text:style-name="P43">empleado</text:p>
          </table:table-cell>
          <table:table-cell table:style-name="Tabla3.F2" office:value-type="string">
            <text:p text:style-name="P46">Identifica el empleado al cuál está asociado al sistema</text:p>
          </table:table-cell>
        </table:table-row>
      </table:table>
      <text:p text:style-name="P4"/>
      <table:table table:name="Tabla4" table:style-name="Tabla4">
        <table:table-column table:style-name="Tabla4.A" table:number-columns-repeated="5"/>
        <table:table-column table:style-name="Tabla4.F"/>
        <table:table-row table:style-name="TableLine93927589297488">
          <table:table-cell table:style-name="Tabla4.A1" table:number-columns-spanned="6" office:value-type="string">
            <text:p text:style-name="P20"><text:span text:style-name="T24">C</text:span>ondomin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318896">
          <table:table-cell table:style-name="Tabla4.A2" office:value-type="string">
            <text:p text:style-name="P51">Campo.</text:p>
          </table:table-cell>
          <table:table-cell table:style-name="Tabla4.A2" office:value-type="string">
            <text:p text:style-name="P51">Tipo De Dato (Tamaño).</text:p>
          </table:table-cell>
          <table:table-cell table:style-name="Tabla4.A2" office:value-type="string">
            <text:p text:style-name="P51">Not Null.</text:p>
          </table:table-cell>
          <table:table-cell table:style-name="Tabla4.A2" office:value-type="string">
            <text:p text:style-name="P58">Clave.</text:p>
          </table:table-cell>
          <table:table-cell table:style-name="Tabla4.A2" office:value-type="string">
            <text:p text:style-name="P58">Tabla Relación.</text:p>
          </table:table-cell>
          <table:table-cell table:style-name="Tabla4.F2" office:value-type="string">
            <text:p text:style-name="P58">Descripción.</text:p>
          </table:table-cell>
        </table:table-row>
        <table:table-row table:style-name="TableLine93927589320576">
          <table:table-cell table:style-name="Tabla4.A2" office:value-type="string">
            <text:p text:style-name="P21">idcondominio</text:p>
          </table:table-cell>
          <table:table-cell table:style-name="Tabla4.A2" office:value-type="string">
            <text:p text:style-name="P13">Int(10)</text:p>
          </table:table-cell>
          <table:table-cell table:style-name="Tabla4.A2" office:value-type="string">
            <text:p text:style-name="P13">x</text:p>
          </table:table-cell>
          <table:table-cell table:style-name="Tabla4.A2" office:value-type="string">
            <text:p text:style-name="P39">Primaria</text:p>
          </table:table-cell>
          <table:table-cell table:style-name="Tabla4.A2" office:value-type="string">
            <text:p text:style-name="P39"/>
          </table:table-cell>
          <table:table-cell table:style-name="Tabla4.F2" office:value-type="string">
            <text:p text:style-name="P75"><text:span text:style-name="T6">Identifica </text:span><text:span text:style-name="T15">el condominio con 3 dígitos únicos (001-999)</text:span></text:p>
          </table:table-cell>
        </table:table-row>
        <table:table-row table:style-name="TableLine93927589321792">
          <table:table-cell table:style-name="Tabla4.A2" office:value-type="string">
            <text:p text:style-name="P21">rifedificio</text:p>
          </table:table-cell>
          <table:table-cell table:style-name="Tabla4.A2" office:value-type="string">
            <text:p text:style-name="P13">varchar(30)</text:p>
          </table:table-cell>
          <table:table-cell table:style-name="Tabla4.A2" office:value-type="string">
            <text:p text:style-name="P21">x</text:p>
          </table:table-cell>
          <table:table-cell table:style-name="Tabla4.A2" office:value-type="string">
            <text:p text:style-name="P32"/>
          </table:table-cell>
          <table:table-cell table:style-name="Tabla4.A2" office:value-type="string">
            <text:p text:style-name="P39"/>
          </table:table-cell>
          <table:table-cell table:style-name="Tabla4.F2" office:value-type="string">
            <text:p text:style-name="P39"/>
          </table:table-cell>
        </table:table-row>
        <table:table-row table:style-name="TableLine93927589323168">
          <table:table-cell table:style-name="Tabla4.A2" office:value-type="string">
            <text:p text:style-name="P67">idedificio</text:p>
          </table:table-cell>
          <table:table-cell table:style-name="Tabla4.A2" office:value-type="string">
            <text:p text:style-name="P67">int(<text:span text:style-name="T25">10</text:span>)</text:p>
          </table:table-cell>
          <table:table-cell table:style-name="Tabla4.A2" office:value-type="string">
            <text:p text:style-name="P67">x</text:p>
          </table:table-cell>
          <table:table-cell table:style-name="Tabla4.A2" office:value-type="string">
            <text:p text:style-name="P31">Foránea</text:p>
          </table:table-cell>
          <table:table-cell table:style-name="Tabla4.A2" office:value-type="string">
            <text:p text:style-name="P43">edificio</text:p>
          </table:table-cell>
          <table:table-cell table:style-name="Tabla4.F2" office:value-type="string">
            <text:p text:style-name="P46">Identifica el edificio al cuál está asociado</text:p>
          </table:table-cell>
        </table:table-row>
        <table:table-row table:style-name="TableLine93927589324576">
          <table:table-cell table:style-name="Tabla4.A2" office:value-type="string">
            <text:p text:style-name="P67">rif</text:p>
          </table:table-cell>
          <table:table-cell table:style-name="Tabla4.A2" office:value-type="string">
            <text:p text:style-name="P67">varchar(15)</text:p>
          </table:table-cell>
          <table:table-cell table:style-name="Tabla4.A2" office:value-type="string">
            <text:p text:style-name="P67">x</text:p>
          </table:table-cell>
          <table:table-cell table:style-name="Tabla4.A2" office:value-type="string">
            <text:p text:style-name="P31">Foránea</text:p>
          </table:table-cell>
          <table:table-cell table:style-name="Tabla4.A2" office:value-type="string">
            <text:p text:style-name="P43">administradora</text:p>
          </table:table-cell>
          <table:table-cell table:style-name="Tabla4.F2" office:value-type="string">
            <text:p text:style-name="P46">Identifica la administradora al cuál está asociado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5" table:style-name="Tabla5">
        <table:table-column table:style-name="Tabla5.A" table:number-columns-repeated="5"/>
        <table:table-column table:style-name="Tabla5.F"/>
        <text:soft-page-break/>
        <table:table-row table:style-name="TableLine93927589329168">
          <table:table-cell table:style-name="Tabla5.A1" table:number-columns-spanned="6" office:value-type="string">
            <text:p text:style-name="P20">Edifi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337936">
          <table:table-cell table:style-name="Tabla5.A2" office:value-type="string">
            <text:p text:style-name="P51">Campo.</text:p>
          </table:table-cell>
          <table:table-cell table:style-name="Tabla5.A2" office:value-type="string">
            <text:p text:style-name="P51">Tipo De Dato (Tamaño).</text:p>
          </table:table-cell>
          <table:table-cell table:style-name="Tabla5.A2" office:value-type="string">
            <text:p text:style-name="P51">Not Null.</text:p>
          </table:table-cell>
          <table:table-cell table:style-name="Tabla5.A2" office:value-type="string">
            <text:p text:style-name="P58">Clave.</text:p>
          </table:table-cell>
          <table:table-cell table:style-name="Tabla5.A2" office:value-type="string">
            <text:p text:style-name="P58">Tabla Relación.</text:p>
          </table:table-cell>
          <table:table-cell table:style-name="Tabla5.F2" office:value-type="string">
            <text:p text:style-name="P58">Descripción.</text:p>
          </table:table-cell>
        </table:table-row>
        <table:table-row table:style-name="TableLine93927589486944">
          <table:table-cell table:style-name="Tabla5.A2" office:value-type="string">
            <text:p text:style-name="P62">idedificio</text:p>
          </table:table-cell>
          <table:table-cell table:style-name="Tabla5.A2" office:value-type="string">
            <text:p text:style-name="P13">Int(10)</text:p>
          </table:table-cell>
          <table:table-cell table:style-name="Tabla5.A2" office:value-type="string">
            <text:p text:style-name="P13">x</text:p>
          </table:table-cell>
          <table:table-cell table:style-name="Tabla5.A2" office:value-type="string">
            <text:p text:style-name="P39">Primaria</text:p>
          </table:table-cell>
          <table:table-cell table:style-name="Tabla5.A2" office:value-type="string">
            <text:p text:style-name="P39"/>
          </table:table-cell>
          <table:table-cell table:style-name="Tabla5.F2" office:value-type="string">
            <text:p text:style-name="P75"><text:span text:style-name="T6">Identifica </text:span><text:span text:style-name="T16">el edificio. </text:span></text:p>
          </table:table-cell>
        </table:table-row>
        <table:table-row table:style-name="TableLine93927589488080">
          <table:table-cell table:style-name="Tabla5.A2" office:value-type="string">
            <text:p text:style-name="P62">nomedificio</text:p>
          </table:table-cell>
          <table:table-cell table:style-name="Tabla5.A2" office:value-type="string">
            <text:p text:style-name="P13">varchar(30)</text:p>
          </table:table-cell>
          <table:table-cell table:style-name="Tabla5.A2" office:value-type="string">
            <text:p text:style-name="P62">x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9"/>
          </table:table-cell>
          <table:table-cell table:style-name="Tabla5.F2" office:value-type="string">
            <text:p text:style-name="P39"/>
          </table:table-cell>
        </table:table-row>
        <table:table-row table:style-name="TableLine93927589489488">
          <table:table-cell table:style-name="Tabla5.A2" office:value-type="string">
            <text:p text:style-name="P62">totalpiso</text:p>
          </table:table-cell>
          <table:table-cell table:style-name="Tabla5.A2" office:value-type="string">
            <text:p text:style-name="P62">int(3)</text:p>
          </table:table-cell>
          <table:table-cell table:style-name="Tabla5.A2" office:value-type="string">
            <text:p text:style-name="P62">x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9"/>
          </table:table-cell>
          <table:table-cell table:style-name="Tabla5.F2" office:value-type="string">
            <text:p text:style-name="P39"/>
          </table:table-cell>
        </table:table-row>
        <table:table-row table:style-name="TableLine93927589490896">
          <table:table-cell table:style-name="Tabla5.A2" office:value-type="string">
            <text:p text:style-name="P62">fondoreserva</text:p>
          </table:table-cell>
          <table:table-cell table:style-name="Tabla5.A2" office:value-type="string">
            <text:p text:style-name="P62">float</text:p>
          </table:table-cell>
          <table:table-cell table:style-name="Tabla5.A2" office:value-type="string">
            <text:p text:style-name="P68"/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9"/>
          </table:table-cell>
          <table:table-cell table:style-name="Tabla5.F2" office:value-type="string">
            <text:p text:style-name="P25"/>
          </table:table-cell>
        </table:table-row>
        <table:table-row table:style-name="TableLine93927589492176">
          <table:table-cell table:style-name="Tabla5.A2" office:value-type="string">
            <text:p text:style-name="P62">tamañototaledif</text:p>
          </table:table-cell>
          <table:table-cell table:style-name="Tabla5.A2" office:value-type="string">
            <text:p text:style-name="P62">varchar(30)</text:p>
          </table:table-cell>
          <table:table-cell table:style-name="Tabla5.A2" office:value-type="string">
            <text:p text:style-name="P62"/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9"/>
          </table:table-cell>
          <table:table-cell table:style-name="Tabla5.F2" office:value-type="string">
            <text:p text:style-name="P25"/>
          </table:table-cell>
        </table:table-row>
        <table:table-row table:style-name="TableLine93927589493504">
          <table:table-cell table:style-name="Tabla5.A2" office:value-type="string">
            <text:p text:style-name="P67">nrocuenta</text:p>
          </table:table-cell>
          <table:table-cell table:style-name="Tabla5.A2" office:value-type="string">
            <text:p text:style-name="P68">int(50)</text:p>
          </table:table-cell>
          <table:table-cell table:style-name="Tabla5.A2" office:value-type="string">
            <text:p text:style-name="P68">x</text:p>
          </table:table-cell>
          <table:table-cell table:style-name="Tabla5.A2" office:value-type="string">
            <text:p text:style-name="P33">For<text:span text:style-name="T22">á</text:span>n<text:span text:style-name="T22">e</text:span>a</text:p>
          </table:table-cell>
          <table:table-cell table:style-name="Tabla5.A2" office:value-type="string">
            <text:p text:style-name="P44">cuenta</text:p>
          </table:table-cell>
          <table:table-cell table:style-name="Tabla5.F2" office:value-type="string">
            <text:p text:style-name="P83">Identifica la cuenta a la que está asociado el edificio</text:p>
          </table:table-cell>
        </table:table-row>
      </table:table>
      <text:p text:style-name="P4"/>
      <table:table table:name="Tabla6" table:style-name="Tabla6">
        <table:table-column table:style-name="Tabla6.A" table:number-columns-repeated="5"/>
        <table:table-column table:style-name="Tabla6.F"/>
        <table:table-row table:style-name="TableLine93927589495104">
          <table:table-cell table:style-name="Tabla6.A1" table:number-columns-spanned="6" office:value-type="string">
            <text:p text:style-name="P63">Aparta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520512">
          <table:table-cell table:style-name="Tabla6.A2" office:value-type="string">
            <text:p text:style-name="P8"><text:span text:style-name="T7">Campo</text:span>.</text:p>
          </table:table-cell>
          <table:table-cell table:style-name="Tabla6.A2" office:value-type="string">
            <text:p text:style-name="P51">Tipo De Dato (Tamaño).</text:p>
          </table:table-cell>
          <table:table-cell table:style-name="Tabla6.A2" office:value-type="string">
            <text:p text:style-name="P51">Not Null.</text:p>
          </table:table-cell>
          <table:table-cell table:style-name="Tabla6.A2" office:value-type="string">
            <text:p text:style-name="P58">Clave.</text:p>
          </table:table-cell>
          <table:table-cell table:style-name="Tabla6.A2" office:value-type="string">
            <text:p text:style-name="P58">Tabla Relación.</text:p>
          </table:table-cell>
          <table:table-cell table:style-name="Tabla6.F2" office:value-type="string">
            <text:p text:style-name="P58">Descripción.</text:p>
          </table:table-cell>
        </table:table-row>
        <table:table-row table:style-name="TableLine93927589522240">
          <table:table-cell table:style-name="Tabla6.A2" office:value-type="string">
            <text:p text:style-name="P62">nroapartamento</text:p>
          </table:table-cell>
          <table:table-cell table:style-name="Tabla6.A2" office:value-type="string">
            <text:p text:style-name="P73"><text:span text:style-name="T8">varchar</text:span><text:span text:style-name="T9">(10)</text:span></text:p>
          </table:table-cell>
          <table:table-cell table:style-name="Tabla6.A2" office:value-type="string">
            <text:p text:style-name="P13">x</text:p>
          </table:table-cell>
          <table:table-cell table:style-name="Tabla6.A2" office:value-type="string">
            <text:p text:style-name="P39">Primaria</text:p>
          </table:table-cell>
          <table:table-cell table:style-name="Tabla6.A2" office:value-type="string">
            <text:p text:style-name="P39"/>
          </table:table-cell>
          <table:table-cell table:style-name="Tabla6.F2" office:value-type="string">
            <text:p text:style-name="P75"><text:span text:style-name="T6">Identifica </text:span><text:span text:style-name="T16">apartamento con cadena de caracteres únicos como (H17, J10).</text:span></text:p>
          </table:table-cell>
        </table:table-row>
        <table:table-row table:style-name="TableLine93927589523376">
          <table:table-cell table:style-name="Tabla6.A2" office:value-type="string">
            <text:p text:style-name="P62">tamañoapartamento</text:p>
          </table:table-cell>
          <table:table-cell table:style-name="Tabla6.A2" office:value-type="string">
            <text:p text:style-name="P13">varchar(30)</text:p>
          </table:table-cell>
          <table:table-cell table:style-name="Tabla6.A2" office:value-type="string">
            <text:p text:style-name="P62"/>
          </table:table-cell>
          <table:table-cell table:style-name="Tabla6.A2" office:value-type="string">
            <text:p text:style-name="P32"/>
          </table:table-cell>
          <table:table-cell table:style-name="Tabla6.A2" office:value-type="string">
            <text:p text:style-name="P39"/>
          </table:table-cell>
          <table:table-cell table:style-name="Tabla6.F2" office:value-type="string">
            <text:p text:style-name="P39"/>
          </table:table-cell>
        </table:table-row>
        <table:table-row table:style-name="TableLine93927589524512">
          <table:table-cell table:style-name="Tabla6.A2" office:value-type="string">
            <text:p text:style-name="P62">alicuota</text:p>
          </table:table-cell>
          <table:table-cell table:style-name="Tabla6.A2" office:value-type="string">
            <text:p text:style-name="P62">varchar(50)</text:p>
          </table:table-cell>
          <table:table-cell table:style-name="Tabla6.A2" office:value-type="string">
            <text:p text:style-name="P28"/>
          </table:table-cell>
          <table:table-cell table:style-name="Tabla6.A2" office:value-type="string">
            <text:p text:style-name="P32"/>
          </table:table-cell>
          <table:table-cell table:style-name="Tabla6.A2" office:value-type="string">
            <text:p text:style-name="P39"/>
          </table:table-cell>
          <table:table-cell table:style-name="Tabla6.F2" office:value-type="string">
            <text:p text:style-name="P39"/>
          </table:table-cell>
        </table:table-row>
        <table:table-row table:style-name="TableLine93927589525920">
          <table:table-cell table:style-name="Tabla6.A2" office:value-type="string">
            <text:p text:style-name="P62">piso</text:p>
          </table:table-cell>
          <table:table-cell table:style-name="Tabla6.A2" office:value-type="string">
            <text:p text:style-name="P62">int(3)</text:p>
          </table:table-cell>
          <table:table-cell table:style-name="Tabla6.A2" office:value-type="string">
            <text:p text:style-name="P62">x</text:p>
          </table:table-cell>
          <table:table-cell table:style-name="Tabla6.A2" office:value-type="string">
            <text:p text:style-name="P32"/>
          </table:table-cell>
          <table:table-cell table:style-name="Tabla6.A2" office:value-type="string">
            <text:p text:style-name="P39"/>
          </table:table-cell>
          <table:table-cell table:style-name="Tabla6.F2" office:value-type="string">
            <text:p text:style-name="P39"/>
          </table:table-cell>
        </table:table-row>
        <table:table-row table:style-name="TableLine93927589527200">
          <table:table-cell table:style-name="Tabla6.A2" office:value-type="string">
            <text:p text:style-name="P68">idedificio</text:p>
          </table:table-cell>
          <table:table-cell table:style-name="Tabla6.A2" office:value-type="string">
            <text:p text:style-name="P68">int(10)</text:p>
          </table:table-cell>
          <table:table-cell table:style-name="Tabla6.A2" office:value-type="string">
            <text:p text:style-name="P68">x</text:p>
          </table:table-cell>
          <table:table-cell table:style-name="Tabla6.A2" office:value-type="string">
            <text:p text:style-name="P33">Foránea</text:p>
          </table:table-cell>
          <table:table-cell table:style-name="Tabla6.A2" office:value-type="string">
            <text:p text:style-name="P44">edificio</text:p>
          </table:table-cell>
          <table:table-cell table:style-name="Tabla6.F2" office:value-type="string">
            <text:p text:style-name="P83">Identifica el edificio al cuál está asociado el apartamento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able:table table:name="Tabla7" table:style-name="Tabla7">
        <table:table-column table:style-name="Tabla7.A" table:number-columns-repeated="5"/>
        <table:table-column table:style-name="Tabla7.F"/>
        <text:soft-page-break/>
        <table:table-row table:style-name="TableLine93927589530560">
          <table:table-cell table:style-name="Tabla7.A1" table:number-columns-spanned="6" office:value-type="string">
            <text:p text:style-name="P63">Movimi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570768">
          <table:table-cell table:style-name="Tabla7.A2" office:value-type="string">
            <text:p text:style-name="P9"><text:span text:style-name="T7">Campo</text:span>.</text:p>
          </table:table-cell>
          <table:table-cell table:style-name="Tabla7.A2" office:value-type="string">
            <text:p text:style-name="P52">Tipo De Dato (Tamaño).</text:p>
          </table:table-cell>
          <table:table-cell table:style-name="Tabla7.A2" office:value-type="string">
            <text:p text:style-name="P52">Not Null.</text:p>
          </table:table-cell>
          <table:table-cell table:style-name="Tabla7.A2" office:value-type="string">
            <text:p text:style-name="P59">Clave.</text:p>
          </table:table-cell>
          <table:table-cell table:style-name="Tabla7.A2" office:value-type="string">
            <text:p text:style-name="P59">Tabla Relación.</text:p>
          </table:table-cell>
          <table:table-cell table:style-name="Tabla7.F2" office:value-type="string">
            <text:p text:style-name="P59">Descripción.</text:p>
          </table:table-cell>
        </table:table-row>
        <table:table-row table:style-name="TableLine93927589572448">
          <table:table-cell table:style-name="Tabla7.A2" office:value-type="string">
            <text:p text:style-name="P62">idmovimiento</text:p>
          </table:table-cell>
          <table:table-cell table:style-name="Tabla7.A2" office:value-type="string">
            <text:p text:style-name="P62"><text:span text:style-name="T2">i</text:span>nt(10)</text:p>
          </table:table-cell>
          <table:table-cell table:style-name="Tabla7.A2" office:value-type="string">
            <text:p text:style-name="P14">x</text:p>
          </table:table-cell>
          <table:table-cell table:style-name="Tabla7.A2" office:value-type="string">
            <text:p text:style-name="P40">Primaria</text:p>
          </table:table-cell>
          <table:table-cell table:style-name="Tabla7.A2" office:value-type="string">
            <text:p text:style-name="P40"/>
          </table:table-cell>
          <table:table-cell table:style-name="Tabla7.F2" office:value-type="string">
            <text:p text:style-name="P74"><text:span text:style-name="T6">Identifica </text:span><text:span text:style-name="T17">el movimiento.</text:span></text:p>
          </table:table-cell>
        </table:table-row>
        <table:table-row table:style-name="TableLine93927589573664">
          <table:table-cell table:style-name="Tabla7.A2" office:value-type="string">
            <text:p text:style-name="P62">monto</text:p>
          </table:table-cell>
          <table:table-cell table:style-name="Tabla7.A2" office:value-type="string">
            <text:p text:style-name="P72">float</text:p>
          </table:table-cell>
          <table:table-cell table:style-name="Tabla7.A2" office:value-type="string">
            <text:p text:style-name="P62">x</text:p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40"/>
          </table:table-cell>
          <table:table-cell table:style-name="Tabla7.F2" office:value-type="string">
            <text:p text:style-name="P40"/>
          </table:table-cell>
        </table:table-row>
        <table:table-row table:style-name="TableLine93927589575040">
          <table:table-cell table:style-name="Tabla7.A2" office:value-type="string">
            <text:p text:style-name="P62">tipomonto</text:p>
          </table:table-cell>
          <table:table-cell table:style-name="Tabla7.A2" office:value-type="string">
            <text:p text:style-name="P62">char</text:p>
          </table:table-cell>
          <table:table-cell table:style-name="Tabla7.A2" office:value-type="string">
            <text:p text:style-name="P62">x</text:p>
          </table:table-cell>
          <table:table-cell table:style-name="Tabla7.A2" office:value-type="string">
            <text:p text:style-name="P34"/>
          </table:table-cell>
          <table:table-cell table:style-name="Tabla7.A2" office:value-type="string">
            <text:p text:style-name="P40"/>
          </table:table-cell>
          <table:table-cell table:style-name="Tabla7.F2" office:value-type="string">
            <text:p text:style-name="P40"/>
          </table:table-cell>
        </table:table-row>
        <table:table-row table:style-name="TableLine93927589576448">
          <table:table-cell table:style-name="Tabla7.A2" office:value-type="string">
            <text:p text:style-name="P68">idedificio</text:p>
          </table:table-cell>
          <table:table-cell table:style-name="Tabla7.A2" office:value-type="string">
            <text:p text:style-name="P68">int(10)</text:p>
          </table:table-cell>
          <table:table-cell table:style-name="Tabla7.A2" office:value-type="string">
            <text:p text:style-name="P68">x</text:p>
          </table:table-cell>
          <table:table-cell table:style-name="Tabla7.A2" office:value-type="string">
            <text:p text:style-name="P33">Foránea</text:p>
          </table:table-cell>
          <table:table-cell table:style-name="Tabla7.A2" office:value-type="string">
            <text:p text:style-name="P44">edificio</text:p>
          </table:table-cell>
          <table:table-cell table:style-name="Tabla7.F2" office:value-type="string">
            <text:p text:style-name="P47">Identifica el edificio al cuál está asociado el movimiento</text:p>
          </table:table-cell>
        </table:table-row>
        <table:table-row table:style-name="TableLine93927589577728">
          <table:table-cell table:style-name="Tabla7.A2" office:value-type="string">
            <text:p text:style-name="P68">idconcepto</text:p>
          </table:table-cell>
          <table:table-cell table:style-name="Tabla7.A2" office:value-type="string">
            <text:p text:style-name="P68">int(3)</text:p>
          </table:table-cell>
          <table:table-cell table:style-name="Tabla7.A2" office:value-type="string">
            <text:p text:style-name="P68">x</text:p>
          </table:table-cell>
          <table:table-cell table:style-name="Tabla7.A2" office:value-type="string">
            <text:p text:style-name="P33">Foránea</text:p>
          </table:table-cell>
          <table:table-cell table:style-name="Tabla7.A2" office:value-type="string">
            <text:p text:style-name="P44">concepto</text:p>
          </table:table-cell>
          <table:table-cell table:style-name="Tabla7.F2" office:value-type="string">
            <text:p text:style-name="P47">Identifica el concepto o causa al cuál está asociado al movimiento</text:p>
          </table:table-cell>
        </table:table-row>
        <table:table-row table:style-name="TableLine93927589579056">
          <table:table-cell table:style-name="Tabla7.A2" office:value-type="string">
            <text:p text:style-name="P68">idservicio</text:p>
          </table:table-cell>
          <table:table-cell table:style-name="Tabla7.A2" office:value-type="string">
            <text:p text:style-name="P68">int(10)</text:p>
          </table:table-cell>
          <table:table-cell table:style-name="Tabla7.A2" office:value-type="string">
            <text:p text:style-name="P68">x</text:p>
          </table:table-cell>
          <table:table-cell table:style-name="Tabla7.A2" office:value-type="string">
            <text:p text:style-name="P33">Foránea</text:p>
          </table:table-cell>
          <table:table-cell table:style-name="Tabla7.A2" office:value-type="string">
            <text:p text:style-name="P44">servicio</text:p>
          </table:table-cell>
          <table:table-cell table:style-name="Tabla7.F2" office:value-type="string">
            <text:p text:style-name="P47">Identifica el servicio que lo genero.</text:p>
          </table:table-cell>
        </table:table-row>
      </table:table>
      <text:p text:style-name="P6"/>
      <table:table table:name="Tabla8" table:style-name="Tabla8">
        <table:table-column table:style-name="Tabla8.A" table:number-columns-repeated="5"/>
        <table:table-column table:style-name="Tabla8.F"/>
        <table:table-row table:style-name="TableLine93927589580656">
          <table:table-cell table:style-name="Tabla8.A1" table:number-columns-spanned="6" office:value-type="string">
            <text:p text:style-name="P63">Servi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601792">
          <table:table-cell table:style-name="Tabla8.A2" office:value-type="string">
            <text:p text:style-name="P9"><text:span text:style-name="T7">Campo</text:span>.</text:p>
          </table:table-cell>
          <table:table-cell table:style-name="Tabla8.A2" office:value-type="string">
            <text:p text:style-name="P52">Tipo De Dato (Tamaño).</text:p>
          </table:table-cell>
          <table:table-cell table:style-name="Tabla8.A2" office:value-type="string">
            <text:p text:style-name="P52">Not Null.</text:p>
          </table:table-cell>
          <table:table-cell table:style-name="Tabla8.A2" office:value-type="string">
            <text:p text:style-name="P59">Clave.</text:p>
          </table:table-cell>
          <table:table-cell table:style-name="Tabla8.A2" office:value-type="string">
            <text:p text:style-name="P59">Tabla Relación.</text:p>
          </table:table-cell>
          <table:table-cell table:style-name="Tabla8.F2" office:value-type="string">
            <text:p text:style-name="P59">Descripción.</text:p>
          </table:table-cell>
        </table:table-row>
        <table:table-row table:style-name="TableLine93927589603472">
          <table:table-cell table:style-name="Tabla8.A2" office:value-type="string">
            <text:p text:style-name="P62">idservicio</text:p>
          </table:table-cell>
          <table:table-cell table:style-name="Tabla8.A2" office:value-type="string">
            <text:p text:style-name="P62"><text:span text:style-name="T2">i</text:span>nt(10)</text:p>
          </table:table-cell>
          <table:table-cell table:style-name="Tabla8.A2" office:value-type="string">
            <text:p text:style-name="P14">x</text:p>
          </table:table-cell>
          <table:table-cell table:style-name="Tabla8.A2" office:value-type="string">
            <text:p text:style-name="P40">Primaria</text:p>
          </table:table-cell>
          <table:table-cell table:style-name="Tabla8.A2" office:value-type="string">
            <text:p text:style-name="P40"/>
          </table:table-cell>
          <table:table-cell table:style-name="Tabla8.F2" office:value-type="string">
            <text:p text:style-name="P74"><text:span text:style-name="T6">Identifica </text:span><text:span text:style-name="T17">el servicio</text:span></text:p>
          </table:table-cell>
        </table:table-row>
        <table:table-row table:style-name="TableLine93927589604688">
          <table:table-cell table:style-name="Tabla8.A2" office:value-type="string">
            <text:p text:style-name="P62">nombservicio</text:p>
          </table:table-cell>
          <table:table-cell table:style-name="Tabla8.A2" office:value-type="string">
            <text:p text:style-name="P14">varchar(30)</text:p>
          </table:table-cell>
          <table:table-cell table:style-name="Tabla8.A2" office:value-type="string">
            <text:p text:style-name="P62">x</text:p>
          </table:table-cell>
          <table:table-cell table:style-name="Tabla8.A2" office:value-type="string">
            <text:p text:style-name="P34"/>
          </table:table-cell>
          <table:table-cell table:style-name="Tabla8.A2" office:value-type="string">
            <text:p text:style-name="P40"/>
          </table:table-cell>
          <table:table-cell table:style-name="Tabla8.F2" office:value-type="string">
            <text:p text:style-name="P40"/>
          </table:table-cell>
        </table:table-row>
        <table:table-row table:style-name="TableLine93927589606064">
          <table:table-cell table:style-name="Tabla8.A2" office:value-type="string">
            <text:p text:style-name="P62">correo</text:p>
          </table:table-cell>
          <table:table-cell table:style-name="Tabla8.A2" office:value-type="string">
            <text:p text:style-name="P62"><text:span text:style-name="T5">v</text:span>archar(50)</text:p>
          </table:table-cell>
          <table:table-cell table:style-name="Tabla8.A2" office:value-type="string">
            <text:p text:style-name="P62">x</text:p>
          </table:table-cell>
          <table:table-cell table:style-name="Tabla8.A2" office:value-type="string">
            <text:p text:style-name="P34"/>
          </table:table-cell>
          <table:table-cell table:style-name="Tabla8.A2" office:value-type="string">
            <text:p text:style-name="P40"/>
          </table:table-cell>
          <table:table-cell table:style-name="Tabla8.F2" office:value-type="string">
            <text:p text:style-name="P40"/>
          </table:table-cell>
        </table:table-row>
        <table:table-row table:style-name="TableLine93927589607472">
          <table:table-cell table:style-name="Tabla8.A2" office:value-type="string">
            <text:p text:style-name="P68">nrocuenta</text:p>
          </table:table-cell>
          <table:table-cell table:style-name="Tabla8.A2" office:value-type="string">
            <text:p text:style-name="P68">int(50)</text:p>
          </table:table-cell>
          <table:table-cell table:style-name="Tabla8.A2" office:value-type="string">
            <text:p text:style-name="P68">x</text:p>
          </table:table-cell>
          <table:table-cell table:style-name="Tabla8.A2" office:value-type="string">
            <text:p text:style-name="P44">Foránea</text:p>
          </table:table-cell>
          <table:table-cell table:style-name="Tabla8.A2" office:value-type="string">
            <text:p text:style-name="P44">cuenta</text:p>
          </table:table-cell>
          <table:table-cell table:style-name="Tabla8.F2" office:value-type="string">
            <text:p text:style-name="P47">Identifica el número de cuenta al cual está asociado el servicio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9" table:style-name="Tabla9">
        <table:table-column table:style-name="Tabla9.A" table:number-columns-repeated="5"/>
        <table:table-column table:style-name="Tabla9.F"/>
        <text:soft-page-break/>
        <table:table-row table:style-name="TableLine93927589611776">
          <table:table-cell table:style-name="Tabla9.A1" table:number-columns-spanned="6" office:value-type="string">
            <text:p text:style-name="P63">Propie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656496">
          <table:table-cell table:style-name="Tabla9.A2" office:value-type="string">
            <text:p text:style-name="P9"><text:span text:style-name="T7">Campo</text:span>.</text:p>
          </table:table-cell>
          <table:table-cell table:style-name="Tabla9.A2" office:value-type="string">
            <text:p text:style-name="P52">Tipo De Dato (Tamaño).</text:p>
          </table:table-cell>
          <table:table-cell table:style-name="Tabla9.A2" office:value-type="string">
            <text:p text:style-name="P52">Not Null.</text:p>
          </table:table-cell>
          <table:table-cell table:style-name="Tabla9.A2" office:value-type="string">
            <text:p text:style-name="P59">Clave.</text:p>
          </table:table-cell>
          <table:table-cell table:style-name="Tabla9.A2" office:value-type="string">
            <text:p text:style-name="P59">Tabla Relación.</text:p>
          </table:table-cell>
          <table:table-cell table:style-name="Tabla9.F2" office:value-type="string">
            <text:p text:style-name="P59">Descripción.</text:p>
          </table:table-cell>
        </table:table-row>
        <table:table-row table:style-name="TableLine93927589671120">
          <table:table-cell table:style-name="Tabla9.A2" office:value-type="string">
            <text:p text:style-name="P62">ci</text:p>
          </table:table-cell>
          <table:table-cell table:style-name="Tabla9.A2" office:value-type="string">
            <text:p text:style-name="P62">int(<text:span text:style-name="T20">12)</text:span></text:p>
          </table:table-cell>
          <table:table-cell table:style-name="Tabla9.A2" office:value-type="string">
            <text:p text:style-name="P14">x</text:p>
          </table:table-cell>
          <table:table-cell table:style-name="Tabla9.A2" office:value-type="string">
            <text:p text:style-name="P40">Primaria</text:p>
          </table:table-cell>
          <table:table-cell table:style-name="Tabla9.A2" office:value-type="string">
            <text:p text:style-name="P40"/>
          </table:table-cell>
          <table:table-cell table:style-name="Tabla9.F2" office:value-type="string">
            <text:p text:style-name="P74"><text:span text:style-name="T6">Identifica </text:span><text:span text:style-name="T17">el número de cédula único del propiertario</text:span></text:p>
          </table:table-cell>
        </table:table-row>
        <table:table-row table:style-name="TableLine93927589672256">
          <table:table-cell table:style-name="Tabla9.A2" office:value-type="string">
            <text:p text:style-name="P62">nombre</text:p>
          </table:table-cell>
          <table:table-cell table:style-name="Tabla9.A2" office:value-type="string">
            <text:p text:style-name="P64">varchar(30)</text:p>
          </table:table-cell>
          <table:table-cell table:style-name="Tabla9.A2" office:value-type="string">
            <text:p text:style-name="P62">x</text:p>
          </table:table-cell>
          <table:table-cell table:style-name="Tabla9.A2" office:value-type="string">
            <text:p text:style-name="P34"/>
          </table:table-cell>
          <table:table-cell table:style-name="Tabla9.A2" office:value-type="string">
            <text:p text:style-name="P40"/>
          </table:table-cell>
          <table:table-cell table:style-name="Tabla9.F2" office:value-type="string">
            <text:p text:style-name="P40"/>
          </table:table-cell>
        </table:table-row>
        <table:table-row table:style-name="TableLine93927589673664">
          <table:table-cell table:style-name="Tabla9.A2" office:value-type="string">
            <text:p text:style-name="P62">apellido</text:p>
          </table:table-cell>
          <table:table-cell table:style-name="Tabla9.A2" office:value-type="string">
            <text:p text:style-name="P64">varchar(30)</text:p>
          </table:table-cell>
          <table:table-cell table:style-name="Tabla9.A2" office:value-type="string">
            <text:p text:style-name="P62">x</text:p>
          </table:table-cell>
          <table:table-cell table:style-name="Tabla9.A2" office:value-type="string">
            <text:p text:style-name="P34"/>
          </table:table-cell>
          <table:table-cell table:style-name="Tabla9.A2" office:value-type="string">
            <text:p text:style-name="P40"/>
          </table:table-cell>
          <table:table-cell table:style-name="Tabla9.F2" office:value-type="string">
            <text:p text:style-name="P40"/>
          </table:table-cell>
        </table:table-row>
        <table:table-row table:style-name="TableLine93927589674912">
          <table:table-cell table:style-name="Tabla9.A2" office:value-type="string">
            <text:p text:style-name="P62">contraacceso</text:p>
          </table:table-cell>
          <table:table-cell table:style-name="Tabla9.A2" office:value-type="string">
            <text:p text:style-name="P64">varchar(60)</text:p>
          </table:table-cell>
          <table:table-cell table:style-name="Tabla9.A2" office:value-type="string">
            <text:p text:style-name="P64">x</text:p>
          </table:table-cell>
          <table:table-cell table:style-name="Tabla9.A2" office:value-type="string">
            <text:p text:style-name="P34"/>
          </table:table-cell>
          <table:table-cell table:style-name="Tabla9.A2" office:value-type="string">
            <text:p text:style-name="P40"/>
          </table:table-cell>
          <table:table-cell table:style-name="Tabla9.F2" office:value-type="string">
            <text:p text:style-name="P40"/>
          </table:table-cell>
        </table:table-row>
        <table:table-row table:style-name="TableLine93927589676192">
          <table:table-cell table:style-name="Tabla9.A2" office:value-type="string">
            <text:p text:style-name="P62">estadcuenta</text:p>
          </table:table-cell>
          <table:table-cell table:style-name="Tabla9.A2" office:value-type="string">
            <text:p text:style-name="P64">char</text:p>
          </table:table-cell>
          <table:table-cell table:style-name="Tabla9.A2" office:value-type="string">
            <text:p text:style-name="P64">x</text:p>
          </table:table-cell>
          <table:table-cell table:style-name="Tabla9.A2" office:value-type="string">
            <text:p text:style-name="P34"/>
          </table:table-cell>
          <table:table-cell table:style-name="Tabla9.A2" office:value-type="string">
            <text:p text:style-name="P40"/>
          </table:table-cell>
          <table:table-cell table:style-name="Tabla9.F2" office:value-type="string">
            <text:p text:style-name="P40"/>
          </table:table-cell>
        </table:table-row>
        <table:table-row table:style-name="TableLine93927589677520">
          <table:table-cell table:style-name="Tabla9.A2" office:value-type="string">
            <text:p text:style-name="P62">correo</text:p>
          </table:table-cell>
          <table:table-cell table:style-name="Tabla9.A2" office:value-type="string">
            <text:p text:style-name="P64">varchar(50)</text:p>
          </table:table-cell>
          <table:table-cell table:style-name="Tabla9.A2" office:value-type="string">
            <text:p text:style-name="P64">x</text:p>
          </table:table-cell>
          <table:table-cell table:style-name="Tabla9.A2" office:value-type="string">
            <text:p text:style-name="P34"/>
          </table:table-cell>
          <table:table-cell table:style-name="Tabla9.A2" office:value-type="string">
            <text:p text:style-name="P40"/>
          </table:table-cell>
          <table:table-cell table:style-name="Tabla9.F2" office:value-type="string">
            <text:p text:style-name="P40"/>
          </table:table-cell>
        </table:table-row>
        <table:table-row table:style-name="TableLine93927589678848">
          <table:table-cell table:style-name="Tabla9.A2" office:value-type="string">
            <text:p text:style-name="P62">tipo</text:p>
          </table:table-cell>
          <table:table-cell table:style-name="Tabla9.A2" office:value-type="string">
            <text:p text:style-name="P64">char</text:p>
          </table:table-cell>
          <table:table-cell table:style-name="Tabla9.A2" office:value-type="string">
            <text:p text:style-name="P64">x</text:p>
          </table:table-cell>
          <table:table-cell table:style-name="Tabla9.A2" office:value-type="string">
            <text:p text:style-name="P34"/>
          </table:table-cell>
          <table:table-cell table:style-name="Tabla9.A2" office:value-type="string">
            <text:p text:style-name="P40"/>
          </table:table-cell>
          <table:table-cell table:style-name="Tabla9.F2" office:value-type="string">
            <text:p text:style-name="P40"/>
          </table:table-cell>
        </table:table-row>
        <table:table-row table:style-name="TableLine93927589680096">
          <table:table-cell table:style-name="Tabla9.A2" office:value-type="string">
            <text:p text:style-name="P68">nroapartamento</text:p>
          </table:table-cell>
          <table:table-cell table:style-name="Tabla9.A2" office:value-type="string">
            <text:p text:style-name="P68">int(10)</text:p>
          </table:table-cell>
          <table:table-cell table:style-name="Tabla9.A2" office:value-type="string">
            <text:p text:style-name="P68">x</text:p>
          </table:table-cell>
          <table:table-cell table:style-name="Tabla9.A2" office:value-type="string">
            <text:p text:style-name="P35">For<text:span text:style-name="T23">á</text:span>n<text:span text:style-name="T23">e</text:span>a</text:p>
          </table:table-cell>
          <table:table-cell table:style-name="Tabla9.A2" office:value-type="string">
            <text:p text:style-name="P45">apartamento</text:p>
          </table:table-cell>
          <table:table-cell table:style-name="Tabla9.F2" office:value-type="string">
            <text:p text:style-name="P47">Identifica el número de apartamento al cuál está asociado el propietario</text:p>
          </table:table-cell>
        </table:table-row>
        <table:table-row table:style-name="TableLine93927589681424">
          <table:table-cell table:style-name="Tabla9.A2" office:value-type="string">
            <text:p text:style-name="P68">cicondominio</text:p>
          </table:table-cell>
          <table:table-cell table:style-name="Tabla9.A2" office:value-type="string">
            <text:p text:style-name="P69">int(12)</text:p>
          </table:table-cell>
          <table:table-cell table:style-name="Tabla9.A2" office:value-type="string">
            <text:p text:style-name="P68">x</text:p>
          </table:table-cell>
          <table:table-cell table:style-name="Tabla9.A2" office:value-type="string">
            <text:p text:style-name="P35">For<text:span text:style-name="T23">á</text:span>n<text:span text:style-name="T23">e</text:span>a</text:p>
          </table:table-cell>
          <table:table-cell table:style-name="Tabla9.A2" office:value-type="string">
            <text:p text:style-name="P45"><text:span text:style-name="T26">junta_</text:span>condominio</text:p>
          </table:table-cell>
          <table:table-cell table:style-name="Tabla9.F2" office:value-type="string">
            <text:p text:style-name="P47">Identifica el número de cédula del usuario del condominio</text:p>
          </table:table-cell>
        </table:table-row>
        <table:table-row table:style-name="TableLine93927589682752">
          <table:table-cell table:style-name="Tabla9.A2" office:value-type="string">
            <text:p text:style-name="P68">rif</text:p>
          </table:table-cell>
          <table:table-cell table:style-name="Tabla9.A2" office:value-type="string">
            <text:p text:style-name="P69">int(15)</text:p>
          </table:table-cell>
          <table:table-cell table:style-name="Tabla9.A2" office:value-type="string">
            <text:p text:style-name="P68">x</text:p>
          </table:table-cell>
          <table:table-cell table:style-name="Tabla9.A2" office:value-type="string">
            <text:p text:style-name="P35">For<text:span text:style-name="T23">á</text:span>n<text:span text:style-name="T23">e</text:span>a</text:p>
          </table:table-cell>
          <table:table-cell table:style-name="Tabla9.A2" office:value-type="string">
            <text:p text:style-name="P45">administración</text:p>
          </table:table-cell>
          <table:table-cell table:style-name="Tabla9.F2" office:value-type="string">
            <text:p text:style-name="P47">Identifica el rif de la administradora</text:p>
          </table:table-cell>
        </table:table-row>
        <table:table-row table:style-name="TableLine93927589684080">
          <table:table-cell table:style-name="Tabla9.A2" office:value-type="string">
            <text:p text:style-name="P68">nrocuenta</text:p>
          </table:table-cell>
          <table:table-cell table:style-name="Tabla9.A2" office:value-type="string">
            <text:p text:style-name="P68">int(50)</text:p>
          </table:table-cell>
          <table:table-cell table:style-name="Tabla9.A2" office:value-type="string">
            <text:p text:style-name="P68">x</text:p>
          </table:table-cell>
          <table:table-cell table:style-name="Tabla9.A2" office:value-type="string">
            <text:p text:style-name="P35">For<text:span text:style-name="T23">á</text:span>n<text:span text:style-name="T23">e</text:span>a</text:p>
          </table:table-cell>
          <table:table-cell table:style-name="Tabla9.A2" office:value-type="string">
            <text:p text:style-name="P45">cuenta</text:p>
          </table:table-cell>
          <table:table-cell table:style-name="Tabla9.F2" office:value-type="string">
            <text:p text:style-name="P47">Identifica el número de cuenta al cuál está asociado el propietario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0" table:style-name="Tabla10">
        <table:table-column table:style-name="Tabla10.A" table:number-columns-repeated="5"/>
        <table:table-column table:style-name="Tabla10.F"/>
        <text:soft-page-break/>
        <table:table-row table:style-name="TableLine93927589687792">
          <table:table-cell table:style-name="Tabla10.A1" table:number-columns-spanned="6" office:value-type="string">
            <text:p text:style-name="P65">Banc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698448">
          <table:table-cell table:style-name="Tabla10.A2" office:value-type="string">
            <text:p text:style-name="P9"><text:span text:style-name="T7">Campo</text:span>.</text:p>
          </table:table-cell>
          <table:table-cell table:style-name="Tabla10.A2" office:value-type="string">
            <text:p text:style-name="P52">Tipo De Dato (Tamaño).</text:p>
          </table:table-cell>
          <table:table-cell table:style-name="Tabla10.A2" office:value-type="string">
            <text:p text:style-name="P52">Not Null.</text:p>
          </table:table-cell>
          <table:table-cell table:style-name="Tabla10.A2" office:value-type="string">
            <text:p text:style-name="P59">Clave.</text:p>
          </table:table-cell>
          <table:table-cell table:style-name="Tabla10.A2" office:value-type="string">
            <text:p text:style-name="P59">Tabla Relación.</text:p>
          </table:table-cell>
          <table:table-cell table:style-name="Tabla10.F2" office:value-type="string">
            <text:p text:style-name="P59">Descripción.</text:p>
          </table:table-cell>
        </table:table-row>
        <table:table-row table:style-name="TableLine93927589699888">
          <table:table-cell table:style-name="Tabla10.A2" office:value-type="string">
            <text:p text:style-name="P64">idbanco</text:p>
          </table:table-cell>
          <table:table-cell table:style-name="Tabla10.A2" office:value-type="string">
            <text:p text:style-name="P64">int(3)</text:p>
          </table:table-cell>
          <table:table-cell table:style-name="Tabla10.A2" office:value-type="string">
            <text:p text:style-name="P14">x</text:p>
          </table:table-cell>
          <table:table-cell table:style-name="Tabla10.A2" office:value-type="string">
            <text:p text:style-name="P40">Primaria</text:p>
          </table:table-cell>
          <table:table-cell table:style-name="Tabla10.A2" office:value-type="string">
            <text:p text:style-name="P40"/>
          </table:table-cell>
          <table:table-cell table:style-name="Tabla10.F2" office:value-type="string">
            <text:p text:style-name="P74"><text:span text:style-name="T6">Identifica </text:span><text:span text:style-name="T14">al banco</text:span></text:p>
          </table:table-cell>
        </table:table-row>
        <table:table-row table:style-name="TableLine93927589700928">
          <table:table-cell table:style-name="Tabla10.A2" office:value-type="string">
            <text:p text:style-name="P64">nombanco</text:p>
          </table:table-cell>
          <table:table-cell table:style-name="Tabla10.A2" office:value-type="string">
            <text:p text:style-name="P64">varchar(50)</text:p>
          </table:table-cell>
          <table:table-cell table:style-name="Tabla10.A2" office:value-type="string">
            <text:p text:style-name="P62">x</text:p>
          </table:table-cell>
          <table:table-cell table:style-name="Tabla10.A2" office:value-type="string">
            <text:p text:style-name="P23"/>
          </table:table-cell>
          <table:table-cell table:style-name="Tabla10.A2" office:value-type="string">
            <text:p text:style-name="P26"/>
          </table:table-cell>
          <table:table-cell table:style-name="Tabla10.F2" office:value-type="string">
            <text:p text:style-name="P26"/>
          </table:table-cell>
        </table:table-row>
      </table:table>
      <text:p text:style-name="P6"/>
      <table:table table:name="Tabla11" table:style-name="Tabla11">
        <table:table-column table:style-name="Tabla11.A" table:number-columns-repeated="5"/>
        <table:table-column table:style-name="Tabla11.F"/>
        <table:table-row table:style-name="TableLine93927589702320">
          <table:table-cell table:style-name="Tabla11.A1" table:number-columns-spanned="6" office:value-type="string">
            <text:p text:style-name="P65">Concep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713824">
          <table:table-cell table:style-name="Tabla11.A2" office:value-type="string">
            <text:p text:style-name="P9"><text:span text:style-name="T7">Campo</text:span>.</text:p>
          </table:table-cell>
          <table:table-cell table:style-name="Tabla11.A2" office:value-type="string">
            <text:p text:style-name="P52">Tipo De Dato (Tamaño).</text:p>
          </table:table-cell>
          <table:table-cell table:style-name="Tabla11.A2" office:value-type="string">
            <text:p text:style-name="P52">Not Null.</text:p>
          </table:table-cell>
          <table:table-cell table:style-name="Tabla11.A2" office:value-type="string">
            <text:p text:style-name="P59">Clave.</text:p>
          </table:table-cell>
          <table:table-cell table:style-name="Tabla11.A2" office:value-type="string">
            <text:p text:style-name="P59">Tabla Relación.</text:p>
          </table:table-cell>
          <table:table-cell table:style-name="Tabla11.F2" office:value-type="string">
            <text:p text:style-name="P59">Descripción.</text:p>
          </table:table-cell>
        </table:table-row>
        <table:table-row table:style-name="TableLine93927589715504">
          <table:table-cell table:style-name="Tabla11.A2" office:value-type="string">
            <text:p text:style-name="P64">idconcepto</text:p>
          </table:table-cell>
          <table:table-cell table:style-name="Tabla11.A2" office:value-type="string">
            <text:p text:style-name="P64">int(3)</text:p>
          </table:table-cell>
          <table:table-cell table:style-name="Tabla11.A2" office:value-type="string">
            <text:p text:style-name="P14">x</text:p>
          </table:table-cell>
          <table:table-cell table:style-name="Tabla11.A2" office:value-type="string">
            <text:p text:style-name="P40">Primaria</text:p>
          </table:table-cell>
          <table:table-cell table:style-name="Tabla11.A2" office:value-type="string">
            <text:p text:style-name="P40"/>
          </table:table-cell>
          <table:table-cell table:style-name="Tabla11.F2" office:value-type="string">
            <text:p text:style-name="P74"><text:span text:style-name="T6">Identifica </text:span><text:span text:style-name="T14">el concepto que maneja movimiento</text:span></text:p>
          </table:table-cell>
        </table:table-row>
        <table:table-row table:style-name="TableLine93927589716720">
          <table:table-cell table:style-name="Tabla11.A2" office:value-type="string">
            <text:p text:style-name="P64">nomconcepto</text:p>
          </table:table-cell>
          <table:table-cell table:style-name="Tabla11.A2" office:value-type="string">
            <text:p text:style-name="P64">varchar(50)</text:p>
          </table:table-cell>
          <table:table-cell table:style-name="Tabla11.A2" office:value-type="string">
            <text:p text:style-name="P62">x</text:p>
          </table:table-cell>
          <table:table-cell table:style-name="Tabla11.A2" office:value-type="string">
            <text:p text:style-name="P23"/>
          </table:table-cell>
          <table:table-cell table:style-name="Tabla11.A2" office:value-type="string">
            <text:p text:style-name="P26"/>
          </table:table-cell>
          <table:table-cell table:style-name="Tabla11.F2" office:value-type="string">
            <text:p text:style-name="P26"/>
          </table:table-cell>
        </table:table-row>
      </table:table>
      <text:p text:style-name="P6"/>
      <table:table table:name="Tabla12" table:style-name="Tabla12">
        <table:table-column table:style-name="Tabla12.A" table:number-columns-repeated="5"/>
        <table:table-column table:style-name="Tabla12.F"/>
        <table:table-row table:style-name="TableLine93927589718640">
          <table:table-cell table:style-name="Tabla12.A1" table:number-columns-spanned="6" office:value-type="string">
            <text:p text:style-name="P65">Cuen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738720">
          <table:table-cell table:style-name="Tabla12.A2" office:value-type="string">
            <text:p text:style-name="P9"><text:span text:style-name="T7">Campo</text:span>.</text:p>
          </table:table-cell>
          <table:table-cell table:style-name="Tabla12.A2" office:value-type="string">
            <text:p text:style-name="P52">Tipo De Dato (Tamaño).</text:p>
          </table:table-cell>
          <table:table-cell table:style-name="Tabla12.A2" office:value-type="string">
            <text:p text:style-name="P52">Not Null.</text:p>
          </table:table-cell>
          <table:table-cell table:style-name="Tabla12.A2" office:value-type="string">
            <text:p text:style-name="P59">Clave.</text:p>
          </table:table-cell>
          <table:table-cell table:style-name="Tabla12.A2" office:value-type="string">
            <text:p text:style-name="P59">Tabla Relación.</text:p>
          </table:table-cell>
          <table:table-cell table:style-name="Tabla12.F2" office:value-type="string">
            <text:p text:style-name="P59">Descripción.</text:p>
          </table:table-cell>
        </table:table-row>
        <table:table-row table:style-name="TableLine93927589740400">
          <table:table-cell table:style-name="Tabla12.A2" office:value-type="string">
            <text:p text:style-name="P64">nrocuenta</text:p>
          </table:table-cell>
          <table:table-cell table:style-name="Tabla12.A2" office:value-type="string">
            <text:p text:style-name="P64">int(50)</text:p>
          </table:table-cell>
          <table:table-cell table:style-name="Tabla12.A2" office:value-type="string">
            <text:p text:style-name="P14">x</text:p>
          </table:table-cell>
          <table:table-cell table:style-name="Tabla12.A2" office:value-type="string">
            <text:p text:style-name="P40">Primaria</text:p>
          </table:table-cell>
          <table:table-cell table:style-name="Tabla12.A2" office:value-type="string">
            <text:p text:style-name="P40"/>
          </table:table-cell>
          <table:table-cell table:style-name="Tabla12.F2" office:value-type="string">
            <text:p text:style-name="P74"><text:span text:style-name="T6">Identifica </text:span><text:span text:style-name="T18">el número de cuenta único (0101-9999).</text:span></text:p>
          </table:table-cell>
        </table:table-row>
        <table:table-row table:style-name="TableLine93927589741536">
          <table:table-cell table:style-name="Tabla12.A2" office:value-type="string">
            <text:p text:style-name="P64">saldo</text:p>
          </table:table-cell>
          <table:table-cell table:style-name="Tabla12.A2" office:value-type="string">
            <text:p text:style-name="P64">float</text:p>
          </table:table-cell>
          <table:table-cell table:style-name="Tabla12.A2" office:value-type="string">
            <text:p text:style-name="P62"/>
          </table:table-cell>
          <table:table-cell table:style-name="Tabla12.A2" office:value-type="string">
            <text:p text:style-name="P34"/>
          </table:table-cell>
          <table:table-cell table:style-name="Tabla12.A2" office:value-type="string">
            <text:p text:style-name="P40"/>
          </table:table-cell>
          <table:table-cell table:style-name="Tabla12.F2" office:value-type="string">
            <text:p text:style-name="P40"/>
          </table:table-cell>
        </table:table-row>
        <table:table-row table:style-name="TableLine93927589742944">
          <table:table-cell table:style-name="Tabla12.A2" office:value-type="string">
            <text:p text:style-name="P69">idbanco</text:p>
          </table:table-cell>
          <table:table-cell table:style-name="Tabla12.A2" office:value-type="string">
            <text:p text:style-name="P69">int(3)</text:p>
          </table:table-cell>
          <table:table-cell table:style-name="Tabla12.A2" office:value-type="string">
            <text:p text:style-name="P69">x</text:p>
          </table:table-cell>
          <table:table-cell table:style-name="Tabla12.A2" office:value-type="string">
            <text:p text:style-name="P35">For<text:span text:style-name="T23">á</text:span>n<text:span text:style-name="T23">e</text:span>a</text:p>
          </table:table-cell>
          <table:table-cell table:style-name="Tabla12.A2" office:value-type="string">
            <text:p text:style-name="P45">banco</text:p>
          </table:table-cell>
          <table:table-cell table:style-name="Tabla12.F2" office:value-type="string">
            <text:p text:style-name="P48">Identifica el banco al cuál está asociada la cuenta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3" table:style-name="Tabla13">
        <table:table-column table:style-name="Tabla13.A" table:number-columns-repeated="5"/>
        <table:table-column table:style-name="Tabla13.F"/>
        <text:soft-page-break/>
        <table:table-row table:style-name="TableLine93927589750416">
          <table:table-cell table:style-name="Tabla13.A1" table:number-columns-spanned="6" office:value-type="string">
            <text:p text:style-name="P65">Junta_Condomin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776272">
          <table:table-cell table:style-name="Tabla13.A2" office:value-type="string">
            <text:p text:style-name="P10"><text:span text:style-name="T7">Campo</text:span>.</text:p>
          </table:table-cell>
          <table:table-cell table:style-name="Tabla13.A2" office:value-type="string">
            <text:p text:style-name="P53">Tipo De Dato (Tamaño).</text:p>
          </table:table-cell>
          <table:table-cell table:style-name="Tabla13.A2" office:value-type="string">
            <text:p text:style-name="P53">Not Null.</text:p>
          </table:table-cell>
          <table:table-cell table:style-name="Tabla13.A2" office:value-type="string">
            <text:p text:style-name="P61">Clave.</text:p>
          </table:table-cell>
          <table:table-cell table:style-name="Tabla13.A2" office:value-type="string">
            <text:p text:style-name="P56">Tabla Relación.</text:p>
          </table:table-cell>
          <table:table-cell table:style-name="Tabla13.F2" office:value-type="string">
            <text:p text:style-name="P56">Descripción.</text:p>
          </table:table-cell>
        </table:table-row>
        <table:table-row table:style-name="TableLine93927589778080">
          <table:table-cell table:style-name="Tabla13.A2" office:value-type="string">
            <text:p text:style-name="P64">ci</text:p>
          </table:table-cell>
          <table:table-cell table:style-name="Tabla13.A2" office:value-type="string">
            <text:p text:style-name="P64">int(12)</text:p>
          </table:table-cell>
          <table:table-cell table:style-name="Tabla13.A2" office:value-type="string">
            <text:p text:style-name="P15">x</text:p>
          </table:table-cell>
          <table:table-cell table:style-name="Tabla13.A2" office:value-type="string">
            <text:p text:style-name="P37">Primaria</text:p>
          </table:table-cell>
          <table:table-cell table:style-name="Tabla13.A2" office:value-type="string">
            <text:p text:style-name="P37"/>
          </table:table-cell>
          <table:table-cell table:style-name="Tabla13.F2" office:value-type="string">
            <text:p text:style-name="P49">Identifica el número de cedula del participante de la junta de condominio</text:p>
          </table:table-cell>
        </table:table-row>
        <table:table-row table:style-name="TableLine93927589779296">
          <table:table-cell table:style-name="Tabla13.A2" office:value-type="string">
            <text:p text:style-name="P64">nombre</text:p>
          </table:table-cell>
          <table:table-cell table:style-name="Tabla13.A2" office:value-type="string">
            <text:p text:style-name="P64">varchar(30)</text:p>
          </table:table-cell>
          <table:table-cell table:style-name="Tabla13.A2" office:value-type="string">
            <text:p text:style-name="P64">x</text:p>
          </table:table-cell>
          <table:table-cell table:style-name="Tabla13.A2" office:value-type="string">
            <text:p text:style-name="P30"/>
          </table:table-cell>
          <table:table-cell table:style-name="Tabla13.A2" office:value-type="string">
            <text:p text:style-name="P37"/>
          </table:table-cell>
          <table:table-cell table:style-name="Tabla13.F2" office:value-type="string">
            <text:p text:style-name="P37"/>
          </table:table-cell>
        </table:table-row>
        <table:table-row table:style-name="TableLine93927589780672">
          <table:table-cell table:style-name="Tabla13.A2" office:value-type="string">
            <text:p text:style-name="P64">apellido</text:p>
          </table:table-cell>
          <table:table-cell table:style-name="Tabla13.A2" office:value-type="string">
            <text:p text:style-name="P64">varchar(30)</text:p>
          </table:table-cell>
          <table:table-cell table:style-name="Tabla13.A2" office:value-type="string">
            <text:p text:style-name="P64">x</text:p>
          </table:table-cell>
          <table:table-cell table:style-name="Tabla13.A2" office:value-type="string">
            <text:p text:style-name="P30"/>
          </table:table-cell>
          <table:table-cell table:style-name="Tabla13.A2" office:value-type="string">
            <text:p text:style-name="P37"/>
          </table:table-cell>
          <table:table-cell table:style-name="Tabla13.F2" office:value-type="string">
            <text:p text:style-name="P37"/>
          </table:table-cell>
        </table:table-row>
        <table:table-row table:style-name="TableLine93927589782080">
          <table:table-cell table:style-name="Tabla13.A2" office:value-type="string">
            <text:p text:style-name="P69">idcondominio</text:p>
          </table:table-cell>
          <table:table-cell table:style-name="Tabla13.A2" office:value-type="string">
            <text:p text:style-name="P69">Int(10)</text:p>
          </table:table-cell>
          <table:table-cell table:style-name="Tabla13.A2" office:value-type="string">
            <text:p text:style-name="P69">x</text:p>
          </table:table-cell>
          <table:table-cell table:style-name="Tabla13.A2" office:value-type="string">
            <text:p text:style-name="P35">Foránea</text:p>
          </table:table-cell>
          <table:table-cell table:style-name="Tabla13.A2" office:value-type="string">
            <text:p text:style-name="P45">condominio</text:p>
          </table:table-cell>
          <table:table-cell table:style-name="Tabla13.F2" office:value-type="string">
            <text:p text:style-name="P49">Identifica el condominio al cual pertenece el usuario.</text:p>
          </table:table-cell>
        </table:table-row>
        <table:table-row table:style-name="TableLine93927589783360">
          <table:table-cell table:style-name="Tabla13.A2" office:value-type="string">
            <text:p text:style-name="P69">idcargo</text:p>
          </table:table-cell>
          <table:table-cell table:style-name="Tabla13.A2" office:value-type="string">
            <text:p text:style-name="P69">int(3)</text:p>
          </table:table-cell>
          <table:table-cell table:style-name="Tabla13.A2" office:value-type="string">
            <text:p text:style-name="P69">x</text:p>
          </table:table-cell>
          <table:table-cell table:style-name="Tabla13.A2" office:value-type="string">
            <text:p text:style-name="P35">Foránea</text:p>
          </table:table-cell>
          <table:table-cell table:style-name="Tabla13.A2" office:value-type="string">
            <text:p text:style-name="P45">cargo</text:p>
          </table:table-cell>
          <table:table-cell table:style-name="Tabla13.F2" office:value-type="string">
            <text:p text:style-name="P49">Identifica el cargo que adquiere el usuario en la junta de condominio</text:p>
          </table:table-cell>
        </table:table-row>
      </table:table>
      <text:p text:style-name="P7"/>
      <text:p text:style-name="P7"/>
      <table:table table:name="Tabla14" table:style-name="Tabla14">
        <table:table-column table:style-name="Tabla14.A" table:number-columns-repeated="5"/>
        <table:table-column table:style-name="Tabla14.F"/>
        <table:table-row table:style-name="TableLine93927589785312">
          <table:table-cell table:style-name="Tabla14.A1" table:number-columns-spanned="6" office:value-type="string">
            <text:p text:style-name="P65">Carg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797456">
          <table:table-cell table:style-name="Tabla14.A2" office:value-type="string">
            <text:p text:style-name="P10"><text:span text:style-name="T7">Campo</text:span>.</text:p>
          </table:table-cell>
          <table:table-cell table:style-name="Tabla14.A2" office:value-type="string">
            <text:p text:style-name="P53">Tipo De Dato (Tamaño).</text:p>
          </table:table-cell>
          <table:table-cell table:style-name="Tabla14.A2" office:value-type="string">
            <text:p text:style-name="P53">Not Null.</text:p>
          </table:table-cell>
          <table:table-cell table:style-name="Tabla14.A2" office:value-type="string">
            <text:p text:style-name="P56">Clave.</text:p>
          </table:table-cell>
          <table:table-cell table:style-name="Tabla14.A2" office:value-type="string">
            <text:p text:style-name="P56">Tabla Relación.</text:p>
          </table:table-cell>
          <table:table-cell table:style-name="Tabla14.F2" office:value-type="string">
            <text:p text:style-name="P56">Descripción.</text:p>
          </table:table-cell>
        </table:table-row>
        <table:table-row table:style-name="TableLine93927589799136">
          <table:table-cell table:style-name="Tabla14.A2" office:value-type="string">
            <text:p text:style-name="P64">idcargo</text:p>
          </table:table-cell>
          <table:table-cell table:style-name="Tabla14.A2" office:value-type="string">
            <text:p text:style-name="P64">int(3)</text:p>
          </table:table-cell>
          <table:table-cell table:style-name="Tabla14.A2" office:value-type="string">
            <text:p text:style-name="P15">x</text:p>
          </table:table-cell>
          <table:table-cell table:style-name="Tabla14.A2" office:value-type="string">
            <text:p text:style-name="P37">Primaria</text:p>
          </table:table-cell>
          <table:table-cell table:style-name="Tabla14.A2" office:value-type="string">
            <text:p text:style-name="P37"/>
          </table:table-cell>
          <table:table-cell table:style-name="Tabla14.F2" office:value-type="string">
            <text:p text:style-name="P45">Identificar el cargo</text:p>
          </table:table-cell>
        </table:table-row>
        <table:table-row table:style-name="TableLine93927589800352">
          <table:table-cell table:style-name="Tabla14.A2" office:value-type="string">
            <text:p text:style-name="P64">nomcargo</text:p>
          </table:table-cell>
          <table:table-cell table:style-name="Tabla14.A2" office:value-type="string">
            <text:p text:style-name="P64">varchar(30)</text:p>
          </table:table-cell>
          <table:table-cell table:style-name="Tabla14.A2" office:value-type="string">
            <text:p text:style-name="P64">x</text:p>
          </table:table-cell>
          <table:table-cell table:style-name="Tabla14.A2" office:value-type="string">
            <text:p text:style-name="P30"/>
          </table:table-cell>
          <table:table-cell table:style-name="Tabla14.A2" office:value-type="string">
            <text:p text:style-name="P37"/>
          </table:table-cell>
          <table:table-cell table:style-name="Tabla14.F2" office:value-type="string">
            <text:p text:style-name="P37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15" table:style-name="Tabla15">
        <table:table-column table:style-name="Tabla15.A" table:number-columns-repeated="5"/>
        <table:table-column table:style-name="Tabla15.F"/>
        <text:soft-page-break/>
        <table:table-row table:style-name="TableLine93927589806672">
          <table:table-cell table:style-name="Tabla15.A1" table:number-columns-spanned="6" office:value-type="string">
            <text:p text:style-name="P65">Telefono_Administrado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823648">
          <table:table-cell table:style-name="Tabla15.A2" office:value-type="string">
            <text:p text:style-name="P10"><text:span text:style-name="T7">Campo</text:span>.</text:p>
          </table:table-cell>
          <table:table-cell table:style-name="Tabla15.A2" office:value-type="string">
            <text:p text:style-name="P53">Tipo De Dato (Tamaño).</text:p>
          </table:table-cell>
          <table:table-cell table:style-name="Tabla15.A2" office:value-type="string">
            <text:p text:style-name="P53">Not Null.</text:p>
          </table:table-cell>
          <table:table-cell table:style-name="Tabla15.A2" office:value-type="string">
            <text:p text:style-name="P56">Clave.</text:p>
          </table:table-cell>
          <table:table-cell table:style-name="Tabla15.A2" office:value-type="string">
            <text:p text:style-name="P56">Tabla Relación.</text:p>
          </table:table-cell>
          <table:table-cell table:style-name="Tabla15.F2" office:value-type="string">
            <text:p text:style-name="P56">Descripción.</text:p>
          </table:table-cell>
        </table:table-row>
        <table:table-row table:style-name="TableLine93927589825120">
          <table:table-cell table:style-name="Tabla15.A2" office:value-type="string">
            <text:p text:style-name="P66">telefono</text:p>
          </table:table-cell>
          <table:table-cell table:style-name="Tabla15.A2" office:value-type="string">
            <text:p text:style-name="P86">long</text:p>
          </table:table-cell>
          <table:table-cell table:style-name="Tabla15.A2" office:value-type="string">
            <text:p text:style-name="P15">x</text:p>
          </table:table-cell>
          <table:table-cell table:style-name="Tabla15.A2" office:value-type="string">
            <text:p text:style-name="P37"/>
          </table:table-cell>
          <table:table-cell table:style-name="Tabla15.A2" office:value-type="string">
            <text:p text:style-name="P37"/>
          </table:table-cell>
          <table:table-cell table:style-name="Tabla15.F2" office:value-type="string">
            <text:p text:style-name="P37"/>
          </table:table-cell>
        </table:table-row>
        <table:table-row table:style-name="TableLine93927589826256">
          <table:table-cell table:style-name="Tabla15.A2" office:value-type="string">
            <text:p text:style-name="P66">rif</text:p>
          </table:table-cell>
          <table:table-cell table:style-name="Tabla15.A2" office:value-type="string">
            <text:p text:style-name="P66">int(15)</text:p>
          </table:table-cell>
          <table:table-cell table:style-name="Tabla15.A2" office:value-type="string">
            <text:p text:style-name="P66">x</text:p>
          </table:table-cell>
          <table:table-cell table:style-name="Tabla15.A2" office:value-type="string">
            <text:p text:style-name="P42">Foránea</text:p>
          </table:table-cell>
          <table:table-cell table:style-name="Tabla15.A2" office:value-type="string">
            <text:p text:style-name="P42">Administradora</text:p>
          </table:table-cell>
          <table:table-cell table:style-name="Tabla15.F2" office:value-type="string">
            <text:p text:style-name="P78"><text:span text:style-name="T19">P</text:span><text:span text:style-name="T6">ermite identificar el </text:span><text:span text:style-name="T19">rif de la administradora.</text:span></text:p>
          </table:table-cell>
        </table:table-row>
      </table:table>
      <text:p text:style-name="P7"/>
      <text:p text:style-name="P7"/>
      <table:table table:name="Tabla16" table:style-name="Tabla16">
        <table:table-column table:style-name="Tabla16.A" table:number-columns-repeated="5"/>
        <table:table-column table:style-name="Tabla16.F"/>
        <table:table-row table:style-name="TableLine93927589828368">
          <table:table-cell table:style-name="Tabla16.A1" table:number-columns-spanned="6" office:value-type="string">
            <text:p text:style-name="P65">Telefono_Junta_Condomin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830160">
          <table:table-cell table:style-name="Tabla16.A2" office:value-type="string">
            <text:p text:style-name="P10"><text:span text:style-name="T7">Campo</text:span>.</text:p>
          </table:table-cell>
          <table:table-cell table:style-name="Tabla16.A2" office:value-type="string">
            <text:p text:style-name="P53">Tipo De Dato (Tamaño).</text:p>
          </table:table-cell>
          <table:table-cell table:style-name="Tabla16.A2" office:value-type="string">
            <text:p text:style-name="P53">Not Null.</text:p>
          </table:table-cell>
          <table:table-cell table:style-name="Tabla16.A2" office:value-type="string">
            <text:p text:style-name="P56">Clave.</text:p>
          </table:table-cell>
          <table:table-cell table:style-name="Tabla16.A2" office:value-type="string">
            <text:p text:style-name="P56">Tabla Relación.</text:p>
          </table:table-cell>
          <table:table-cell table:style-name="Tabla16.F2" office:value-type="string">
            <text:p text:style-name="P56">Descripción.</text:p>
          </table:table-cell>
        </table:table-row>
        <table:table-row table:style-name="TableLine93927589845040">
          <table:table-cell table:style-name="Tabla16.A2" office:value-type="string">
            <text:p text:style-name="P64">telefono</text:p>
          </table:table-cell>
          <table:table-cell table:style-name="Tabla16.A2" office:value-type="string">
            <text:p text:style-name="P86">long</text:p>
          </table:table-cell>
          <table:table-cell table:style-name="Tabla16.A2" office:value-type="string">
            <text:p text:style-name="P15">x</text:p>
          </table:table-cell>
          <table:table-cell table:style-name="Tabla16.A2" office:value-type="string">
            <text:p text:style-name="P37"/>
          </table:table-cell>
          <table:table-cell table:style-name="Tabla16.A2" office:value-type="string">
            <text:p text:style-name="P37"/>
          </table:table-cell>
          <table:table-cell table:style-name="Tabla16.F2" office:value-type="string">
            <text:p text:style-name="P37"/>
          </table:table-cell>
        </table:table-row>
        <table:table-row table:style-name="TableLine93927589846176">
          <table:table-cell table:style-name="Tabla16.A2" office:value-type="string">
            <text:p text:style-name="P66">ci</text:p>
          </table:table-cell>
          <table:table-cell table:style-name="Tabla16.A2" office:value-type="string">
            <text:p text:style-name="P66">int(12)</text:p>
          </table:table-cell>
          <table:table-cell table:style-name="Tabla16.A2" office:value-type="string">
            <text:p text:style-name="P66">x</text:p>
          </table:table-cell>
          <table:table-cell table:style-name="Tabla16.A2" office:value-type="string">
            <text:p text:style-name="P42">Foránea</text:p>
          </table:table-cell>
          <table:table-cell table:style-name="Tabla16.A2" office:value-type="string">
            <text:p text:style-name="P42">junta_condominio</text:p>
          </table:table-cell>
          <table:table-cell table:style-name="Tabla16.F2" office:value-type="string">
            <text:p text:style-name="P77"><text:span text:style-name="T6">permite identificar el </text:span><text:span text:style-name="T19">usuario que participa en la junta de condominio.</text:span></text:p>
          </table:table-cell>
        </table:table-row>
      </table:table>
      <text:p text:style-name="P7"/>
      <text:p text:style-name="P7"/>
      <table:table table:name="Tabla17" table:style-name="Tabla17">
        <table:table-column table:style-name="Tabla17.A" table:number-columns-repeated="5"/>
        <table:table-column table:style-name="Tabla17.F"/>
        <table:table-row table:style-name="TableLine93927589848288">
          <table:table-cell table:style-name="Tabla17.A1" table:number-columns-spanned="6" office:value-type="string">
            <text:p text:style-name="P65">Telefono_Servi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7589865328">
          <table:table-cell table:style-name="Tabla17.A2" office:value-type="string">
            <text:p text:style-name="P10"><text:span text:style-name="T7">Campo</text:span>.</text:p>
          </table:table-cell>
          <table:table-cell table:style-name="Tabla17.A2" office:value-type="string">
            <text:p text:style-name="P53">Tipo De Dato (Tamaño).</text:p>
          </table:table-cell>
          <table:table-cell table:style-name="Tabla17.A2" office:value-type="string">
            <text:p text:style-name="P53">Not Null.</text:p>
          </table:table-cell>
          <table:table-cell table:style-name="Tabla17.A2" office:value-type="string">
            <text:p text:style-name="P56">Clave.</text:p>
          </table:table-cell>
          <table:table-cell table:style-name="Tabla17.A2" office:value-type="string">
            <text:p text:style-name="P56">Tabla Relación.</text:p>
          </table:table-cell>
          <table:table-cell table:style-name="Tabla17.F2" office:value-type="string">
            <text:p text:style-name="P56">Descripción.</text:p>
          </table:table-cell>
        </table:table-row>
        <table:table-row table:style-name="TableLine93927589866912">
          <table:table-cell table:style-name="Tabla17.A2" office:value-type="string">
            <text:p text:style-name="P64">telefono</text:p>
          </table:table-cell>
          <table:table-cell table:style-name="Tabla17.A2" office:value-type="string">
            <text:p text:style-name="P86">long</text:p>
          </table:table-cell>
          <table:table-cell table:style-name="Tabla17.A2" office:value-type="string">
            <text:p text:style-name="P15">x</text:p>
          </table:table-cell>
          <table:table-cell table:style-name="Tabla17.A2" office:value-type="string">
            <text:p text:style-name="P37"/>
          </table:table-cell>
          <table:table-cell table:style-name="Tabla17.A2" office:value-type="string">
            <text:p text:style-name="P37"/>
          </table:table-cell>
          <table:table-cell table:style-name="Tabla17.F2" office:value-type="string">
            <text:p text:style-name="P37"/>
          </table:table-cell>
        </table:table-row>
        <table:table-row table:style-name="TableLine93927589868048">
          <table:table-cell table:style-name="Tabla17.A2" office:value-type="string">
            <text:p text:style-name="P66">idservicio</text:p>
          </table:table-cell>
          <table:table-cell table:style-name="Tabla17.A2" office:value-type="string">
            <text:p text:style-name="P66">int(10)</text:p>
          </table:table-cell>
          <table:table-cell table:style-name="Tabla17.A2" office:value-type="string">
            <text:p text:style-name="P66">x</text:p>
          </table:table-cell>
          <table:table-cell table:style-name="Tabla17.A2" office:value-type="string">
            <text:p text:style-name="P30">Foránea</text:p>
          </table:table-cell>
          <table:table-cell table:style-name="Tabla17.A2" office:value-type="string">
            <text:p text:style-name="P42">servicio</text:p>
          </table:table-cell>
          <table:table-cell table:style-name="Tabla17.F2" office:value-type="string">
            <text:p text:style-name="P37">permite identificar el código de<text:span text:style-name="T21">l</text:span></text:p>
            <text:p text:style-name="P80"><text:span text:style-name="T10">servicio</text:span><text:span text:style-name="T11"> al cual esta asociado </text:span><text:span text:style-name="T12">el telefono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start" style:justify-single-word="false"/>
      <style:text-properties fo:color="#158466" style:font-name="Liberation Sans" fo:font-size="18pt" fo:font-weight="bold" officeooo:rsid="00153d8d" officeooo:paragraph-rsid="00153d8d" style:font-size-asian="18pt" style:font-weight-asian="bold" style:font-size-complex="18pt" style:font-weight-complex="bold"/>
    </style:style>
    <style:style style:name="MT1" style:family="text">
      <style:text-properties fo:color="#2a609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iccionario De Datos.</text:span> <draw:frame draw:style-name="Mfr1" draw:name="Imagen1" text:anchor-type="char" svg:x="14.543cm" svg:y="-1.483cm" svg:width="2.529cm" svg:height="2.529cm" draw:z-index="7"><draw:image xlink:href="Pictures/1000020100000200000002009E1F3FB2510DDE4E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8:47:44.297685792</meta:creation-date>
    <dc:date>2022-02-07T00:15:18.560152052</dc:date>
    <meta:editing-duration>PT1H28M45S</meta:editing-duration>
    <meta:editing-cycles>8</meta:editing-cycles>
    <meta:generator>LibreOffice/6.4.7.2$Linux_X86_64 LibreOffice_project/40$Build-2</meta:generator>
    <meta:document-statistic meta:table-count="17" meta:image-count="1" meta:object-count="0" meta:page-count="8" meta:paragraph-count="445" meta:word-count="766" meta:character-count="4940" meta:non-whitespace-character-count="4616"/>
  </office:meta>
</office:document-meta>
</file>